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100000001DB79ED054B699501.gif" manifest:media-type="image/gif"/>
  <manifest:file-entry manifest:full-path="Pictures/100002010000002000000020E12E0C256CB279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67" style:family="table">
      <style:table-properties style:width="3.1014in" table:align="left"/>
    </style:style>
    <style:style style:name="Table67.A" style:family="table-column">
      <style:table-column-properties style:column-width="0.6583in"/>
    </style:style>
    <style:style style:name="Table67.B" style:family="table-column">
      <style:table-column-properties style:column-width="2.4431in"/>
    </style:style>
    <style:style style:name="Table67.A1" style:family="table-cell">
      <style:table-cell-properties style:vertical-align="middle"/>
    </style:style>
    <style:style style:name="Table68" style:family="table">
      <style:table-properties style:width="0.6271in" table:align="left"/>
    </style:style>
    <style:style style:name="Table68.A" style:family="table-column">
      <style:table-column-properties style:column-width="0.6271in"/>
    </style:style>
    <style:style style:name="Table68.A1" style:family="table-cell">
      <style:table-cell-properties style:vertical-align="middle"/>
    </style:style>
    <style:style style:name="Table69" style:family="table">
      <style:table-properties style:width="0.1153in" table:align="left"/>
    </style:style>
    <style:style style:name="Table69.A" style:family="table-column">
      <style:table-column-properties style:column-width="0.0472in"/>
    </style:style>
    <style:style style:name="Table69.B" style:family="table-column">
      <style:table-column-properties style:column-width="0.0681in"/>
    </style:style>
    <style:style style:name="Table69.A1" style:family="table-cell">
      <style:table-cell-properties style:vertical-align="middle"/>
    </style:style>
    <style:style style:name="Table70" style:family="table">
      <style:table-properties style:width="0.5472in" table:align="left"/>
    </style:style>
    <style:style style:name="Table70.A" style:family="table-column">
      <style:table-column-properties style:column-width="0.5472in"/>
    </style:style>
    <style:style style:name="Table70.A1" style:family="table-cell">
      <style:table-cell-properties style:vertical-align="middle"/>
    </style:style>
    <style:style style:name="Table71" style:family="table">
      <style:table-properties style:width="0.4847in" table:align="left"/>
    </style:style>
    <style:style style:name="Table71.A" style:family="table-column">
      <style:table-column-properties style:column-width="0.4847in"/>
    </style:style>
    <style:style style:name="Table71.A1" style:family="table-cell">
      <style:table-cell-properties style:vertical-align="middle"/>
    </style:style>
    <style:style style:name="Table72" style:family="table">
      <style:table-properties style:width="3.1014in" table:align="left"/>
    </style:style>
    <style:style style:name="Table72.A" style:family="table-column">
      <style:table-column-properties style:column-width="0.6583in"/>
    </style:style>
    <style:style style:name="Table72.B" style:family="table-column">
      <style:table-column-properties style:column-width="2.4431in"/>
    </style:style>
    <style:style style:name="Table72.A1" style:family="table-cell">
      <style:table-cell-properties style:vertical-align="middle"/>
    </style:style>
    <style:style style:name="Table73" style:family="table">
      <style:table-properties style:width="0.6271in" table:align="left"/>
    </style:style>
    <style:style style:name="Table73.A" style:family="table-column">
      <style:table-column-properties style:column-width="0.6271in"/>
    </style:style>
    <style:style style:name="Table73.A1" style:family="table-cell">
      <style:table-cell-properties style:vertical-align="middle"/>
    </style:style>
    <style:style style:name="Table74" style:family="table">
      <style:table-properties style:width="0.1153in" table:align="left"/>
    </style:style>
    <style:style style:name="Table74.A" style:family="table-column">
      <style:table-column-properties style:column-width="0.0472in"/>
    </style:style>
    <style:style style:name="Table74.B" style:family="table-column">
      <style:table-column-properties style:column-width="0.0681in"/>
    </style:style>
    <style:style style:name="Table74.A1" style:family="table-cell">
      <style:table-cell-properties style:vertical-align="middle"/>
    </style:style>
    <style:style style:name="Table75" style:family="table">
      <style:table-properties style:width="0.5472in" table:align="left"/>
    </style:style>
    <style:style style:name="Table75.A" style:family="table-column">
      <style:table-column-properties style:column-width="0.5472in"/>
    </style:style>
    <style:style style:name="Table75.A1" style:family="table-cell">
      <style:table-cell-properties style:vertical-align="middle"/>
    </style:style>
    <style:style style:name="Table76" style:family="table">
      <style:table-properties style:width="0.4847in" table:align="left"/>
    </style:style>
    <style:style style:name="Table76.A" style:family="table-column">
      <style:table-column-properties style:column-width="0.4847in"/>
    </style:style>
    <style:style style:name="Table76.A1" style:family="table-cell">
      <style:table-cell-properties style:vertical-align="middle"/>
    </style:style>
    <style:style style:name="Table77" style:family="table">
      <style:table-properties style:width="3.1014in" table:align="left"/>
    </style:style>
    <style:style style:name="Table77.A" style:family="table-column">
      <style:table-column-properties style:column-width="0.6583in"/>
    </style:style>
    <style:style style:name="Table77.B" style:family="table-column">
      <style:table-column-properties style:column-width="2.4431in"/>
    </style:style>
    <style:style style:name="Table77.A1" style:family="table-cell">
      <style:table-cell-properties style:vertical-align="middle"/>
    </style:style>
    <style:style style:name="Table78" style:family="table">
      <style:table-properties style:width="0.6271in" table:align="left"/>
    </style:style>
    <style:style style:name="Table78.A" style:family="table-column">
      <style:table-column-properties style:column-width="0.6271in"/>
    </style:style>
    <style:style style:name="Table78.A1" style:family="table-cell">
      <style:table-cell-properties style:vertical-align="middle"/>
    </style:style>
    <style:style style:name="Table79" style:family="table">
      <style:table-properties style:width="0.1153in" table:align="left"/>
    </style:style>
    <style:style style:name="Table79.A" style:family="table-column">
      <style:table-column-properties style:column-width="0.0472in"/>
    </style:style>
    <style:style style:name="Table79.B" style:family="table-column">
      <style:table-column-properties style:column-width="0.0681in"/>
    </style:style>
    <style:style style:name="Table79.A1" style:family="table-cell">
      <style:table-cell-properties style:vertical-align="middle"/>
    </style:style>
    <style:style style:name="Table80" style:family="table">
      <style:table-properties style:width="0.5472in" table:align="left"/>
    </style:style>
    <style:style style:name="Table80.A" style:family="table-column">
      <style:table-column-properties style:column-width="0.5472in"/>
    </style:style>
    <style:style style:name="Table80.A1" style:family="table-cell">
      <style:table-cell-properties style:vertical-align="middle"/>
    </style:style>
    <style:style style:name="Table81" style:family="table">
      <style:table-properties style:width="0.4847in" table:align="left"/>
    </style:style>
    <style:style style:name="Table81.A" style:family="table-column">
      <style:table-column-properties style:column-width="0.4847in"/>
    </style:style>
    <style:style style:name="Table81.A1" style:family="table-cell">
      <style:table-cell-properties style:vertical-align="middle"/>
    </style:style>
    <style:style style:name="Table82" style:family="table">
      <style:table-properties style:width="3.1854in" table:align="left"/>
    </style:style>
    <style:style style:name="Table82.A" style:family="table-column">
      <style:table-column-properties style:column-width="0.6583in"/>
    </style:style>
    <style:style style:name="Table82.B" style:family="table-column">
      <style:table-column-properties style:column-width="2.5271in"/>
    </style:style>
    <style:style style:name="Table82.A1" style:family="table-cell">
      <style:table-cell-properties style:vertical-align="middle"/>
    </style:style>
    <style:style style:name="Table83" style:family="table">
      <style:table-properties style:width="0.6271in" table:align="left"/>
    </style:style>
    <style:style style:name="Table83.A" style:family="table-column">
      <style:table-column-properties style:column-width="0.6271in"/>
    </style:style>
    <style:style style:name="Table83.A1" style:family="table-cell">
      <style:table-cell-properties style:vertical-align="middle"/>
    </style:style>
    <style:style style:name="Table84" style:family="table">
      <style:table-properties style:width="0.1153in" table:align="left"/>
    </style:style>
    <style:style style:name="Table84.A" style:family="table-column">
      <style:table-column-properties style:column-width="0.0472in"/>
    </style:style>
    <style:style style:name="Table84.B" style:family="table-column">
      <style:table-column-properties style:column-width="0.0681in"/>
    </style:style>
    <style:style style:name="Table84.A1" style:family="table-cell">
      <style:table-cell-properties style:vertical-align="middle"/>
    </style:style>
    <style:style style:name="Table85" style:family="table">
      <style:table-properties style:width="0.5472in" table:align="left"/>
    </style:style>
    <style:style style:name="Table85.A" style:family="table-column">
      <style:table-column-properties style:column-width="0.5472in"/>
    </style:style>
    <style:style style:name="Table85.A1" style:family="table-cell">
      <style:table-cell-properties style:vertical-align="middle"/>
    </style:style>
    <style:style style:name="Table86" style:family="table">
      <style:table-properties style:width="0.4847in" table:align="left"/>
    </style:style>
    <style:style style:name="Table86.A" style:family="table-column">
      <style:table-column-properties style:column-width="0.4847in"/>
    </style:style>
    <style:style style:name="Table86.A1" style:family="table-cell">
      <style:table-cell-properties style:vertical-align="middle"/>
    </style:style>
    <style:style style:name="Table57" style:family="table">
      <style:table-properties style:width="3.0181in" table:align="left"/>
    </style:style>
    <style:style style:name="Table57.A" style:family="table-column">
      <style:table-column-properties style:column-width="0.6583in"/>
    </style:style>
    <style:style style:name="Table57.B" style:family="table-column">
      <style:table-column-properties style:column-width="2.3597in"/>
    </style:style>
    <style:style style:name="Table57.A1" style:family="table-cell">
      <style:table-cell-properties style:vertical-align="middle"/>
    </style:style>
    <style:style style:name="Table58" style:family="table">
      <style:table-properties style:width="0.6271in" table:align="left"/>
    </style:style>
    <style:style style:name="Table58.A" style:family="table-column">
      <style:table-column-properties style:column-width="0.6271in"/>
    </style:style>
    <style:style style:name="Table58.A1" style:family="table-cell">
      <style:table-cell-properties style:vertical-align="middle"/>
    </style:style>
    <style:style style:name="Table59" style:family="table">
      <style:table-properties style:width="0.1153in" table:align="left"/>
    </style:style>
    <style:style style:name="Table59.A" style:family="table-column">
      <style:table-column-properties style:column-width="0.0472in"/>
    </style:style>
    <style:style style:name="Table59.B" style:family="table-column">
      <style:table-column-properties style:column-width="0.0681in"/>
    </style:style>
    <style:style style:name="Table59.A1" style:family="table-cell">
      <style:table-cell-properties style:vertical-align="middle"/>
    </style:style>
    <style:style style:name="Table60" style:family="table">
      <style:table-properties style:width="0.5472in" table:align="left"/>
    </style:style>
    <style:style style:name="Table60.A" style:family="table-column">
      <style:table-column-properties style:column-width="0.5472in"/>
    </style:style>
    <style:style style:name="Table60.A1" style:family="table-cell">
      <style:table-cell-properties style:vertical-align="middle"/>
    </style:style>
    <style:style style:name="Table61" style:family="table">
      <style:table-properties style:width="0.4847in" table:align="left"/>
    </style:style>
    <style:style style:name="Table61.A" style:family="table-column">
      <style:table-column-properties style:column-width="0.4847in"/>
    </style:style>
    <style:style style:name="Table61.A1" style:family="table-cell">
      <style:table-cell-properties style:vertical-align="middle"/>
    </style:style>
    <style:style style:name="Table62" style:family="table">
      <style:table-properties style:width="3.0181in" table:align="left"/>
    </style:style>
    <style:style style:name="Table62.A" style:family="table-column">
      <style:table-column-properties style:column-width="0.6583in"/>
    </style:style>
    <style:style style:name="Table62.B" style:family="table-column">
      <style:table-column-properties style:column-width="2.3597in"/>
    </style:style>
    <style:style style:name="Table62.A1" style:family="table-cell">
      <style:table-cell-properties style:vertical-align="middle"/>
    </style:style>
    <style:style style:name="Table63" style:family="table">
      <style:table-properties style:width="0.6271in" table:align="left"/>
    </style:style>
    <style:style style:name="Table63.A" style:family="table-column">
      <style:table-column-properties style:column-width="0.6271in"/>
    </style:style>
    <style:style style:name="Table63.A1" style:family="table-cell">
      <style:table-cell-properties style:vertical-align="middle"/>
    </style:style>
    <style:style style:name="Table64" style:family="table">
      <style:table-properties style:width="0.1153in" table:align="left"/>
    </style:style>
    <style:style style:name="Table64.A" style:family="table-column">
      <style:table-column-properties style:column-width="0.0472in"/>
    </style:style>
    <style:style style:name="Table64.B" style:family="table-column">
      <style:table-column-properties style:column-width="0.0681in"/>
    </style:style>
    <style:style style:name="Table64.A1" style:family="table-cell">
      <style:table-cell-properties style:vertical-align="middle"/>
    </style:style>
    <style:style style:name="Table65" style:family="table">
      <style:table-properties style:width="0.5472in" table:align="left"/>
    </style:style>
    <style:style style:name="Table65.A" style:family="table-column">
      <style:table-column-properties style:column-width="0.5472in"/>
    </style:style>
    <style:style style:name="Table65.A1" style:family="table-cell">
      <style:table-cell-properties style:vertical-align="middle"/>
    </style:style>
    <style:style style:name="Table66" style:family="table">
      <style:table-properties style:width="0.4847in" table:align="left"/>
    </style:style>
    <style:style style:name="Table66.A" style:family="table-column">
      <style:table-column-properties style:column-width="0.4847in"/>
    </style:style>
    <style:style style:name="Table66.A1" style:family="table-cell">
      <style:table-cell-properties style:vertical-align="middle"/>
    </style:style>
    <style:style style:name="Table42" style:family="table">
      <style:table-properties style:width="2.2181in" table:align="left"/>
    </style:style>
    <style:style style:name="Table42.A" style:family="table-column">
      <style:table-column-properties style:column-width="0.6583in"/>
    </style:style>
    <style:style style:name="Table42.B" style:family="table-column">
      <style:table-column-properties style:column-width="1.5597in"/>
    </style:style>
    <style:style style:name="Table42.A1" style:family="table-cell">
      <style:table-cell-properties style:vertical-align="middle"/>
    </style:style>
    <style:style style:name="Table43" style:family="table">
      <style:table-properties style:width="0.6271in" table:align="left"/>
    </style:style>
    <style:style style:name="Table43.A" style:family="table-column">
      <style:table-column-properties style:column-width="0.6271in"/>
    </style:style>
    <style:style style:name="Table43.A1" style:family="table-cell">
      <style:table-cell-properties style:vertical-align="middle"/>
    </style:style>
    <style:style style:name="Table44" style:family="table">
      <style:table-properties style:width="0.1153in" table:align="left"/>
    </style:style>
    <style:style style:name="Table44.A" style:family="table-column">
      <style:table-column-properties style:column-width="0.0472in"/>
    </style:style>
    <style:style style:name="Table44.B" style:family="table-column">
      <style:table-column-properties style:column-width="0.0681in"/>
    </style:style>
    <style:style style:name="Table44.A1" style:family="table-cell">
      <style:table-cell-properties style:vertical-align="middle"/>
    </style:style>
    <style:style style:name="Table45" style:family="table">
      <style:table-properties style:width="0.5472in" table:align="left"/>
    </style:style>
    <style:style style:name="Table45.A" style:family="table-column">
      <style:table-column-properties style:column-width="0.5472in"/>
    </style:style>
    <style:style style:name="Table45.A1" style:family="table-cell">
      <style:table-cell-properties style:vertical-align="middle"/>
    </style:style>
    <style:style style:name="Table46" style:family="table">
      <style:table-properties style:width="0.4847in" table:align="left"/>
    </style:style>
    <style:style style:name="Table46.A" style:family="table-column">
      <style:table-column-properties style:column-width="0.4847in"/>
    </style:style>
    <style:style style:name="Table46.A1" style:family="table-cell">
      <style:table-cell-properties style:vertical-align="middle"/>
    </style:style>
    <style:style style:name="Table52" style:family="table">
      <style:table-properties style:width="3.2625in" table:align="left"/>
    </style:style>
    <style:style style:name="Table52.A" style:family="table-column">
      <style:table-column-properties style:column-width="0.6583in"/>
    </style:style>
    <style:style style:name="Table52.B" style:family="table-column">
      <style:table-column-properties style:column-width="2.6042in"/>
    </style:style>
    <style:style style:name="Table52.A1" style:family="table-cell">
      <style:table-cell-properties style:vertical-align="middle"/>
    </style:style>
    <style:style style:name="Table53" style:family="table">
      <style:table-properties style:width="0.6271in" table:align="left"/>
    </style:style>
    <style:style style:name="Table53.A" style:family="table-column">
      <style:table-column-properties style:column-width="0.6271in"/>
    </style:style>
    <style:style style:name="Table53.A1" style:family="table-cell">
      <style:table-cell-properties style:vertical-align="middle"/>
    </style:style>
    <style:style style:name="Table54" style:family="table">
      <style:table-properties style:width="0.1153in" table:align="left"/>
    </style:style>
    <style:style style:name="Table54.A" style:family="table-column">
      <style:table-column-properties style:column-width="0.0472in"/>
    </style:style>
    <style:style style:name="Table54.B" style:family="table-column">
      <style:table-column-properties style:column-width="0.0681in"/>
    </style:style>
    <style:style style:name="Table54.A1" style:family="table-cell">
      <style:table-cell-properties style:vertical-align="middle"/>
    </style:style>
    <style:style style:name="Table55" style:family="table">
      <style:table-properties style:width="0.5472in" table:align="left"/>
    </style:style>
    <style:style style:name="Table55.A" style:family="table-column">
      <style:table-column-properties style:column-width="0.5472in"/>
    </style:style>
    <style:style style:name="Table55.A1" style:family="table-cell">
      <style:table-cell-properties style:vertical-align="middle"/>
    </style:style>
    <style:style style:name="Table56" style:family="table">
      <style:table-properties style:width="0.4847in" table:align="left"/>
    </style:style>
    <style:style style:name="Table56.A" style:family="table-column">
      <style:table-column-properties style:column-width="0.4847in"/>
    </style:style>
    <style:style style:name="Table56.A1" style:family="table-cell">
      <style:table-cell-properties style:vertical-align="middle"/>
    </style:style>
    <style:style style:name="Table47" style:family="table">
      <style:table-properties style:width="3.1153in" table:align="left"/>
    </style:style>
    <style:style style:name="Table47.A" style:family="table-column">
      <style:table-column-properties style:column-width="0.6583in"/>
    </style:style>
    <style:style style:name="Table47.B" style:family="table-column">
      <style:table-column-properties style:column-width="2.4569in"/>
    </style:style>
    <style:style style:name="Table47.A1" style:family="table-cell">
      <style:table-cell-properties style:vertical-align="middle"/>
    </style:style>
    <style:style style:name="Table48" style:family="table">
      <style:table-properties style:width="0.6271in" table:align="left"/>
    </style:style>
    <style:style style:name="Table48.A" style:family="table-column">
      <style:table-column-properties style:column-width="0.6271in"/>
    </style:style>
    <style:style style:name="Table48.A1" style:family="table-cell">
      <style:table-cell-properties style:vertical-align="middle"/>
    </style:style>
    <style:style style:name="Table49" style:family="table">
      <style:table-properties style:width="0.1153in" table:align="left"/>
    </style:style>
    <style:style style:name="Table49.A" style:family="table-column">
      <style:table-column-properties style:column-width="0.0472in"/>
    </style:style>
    <style:style style:name="Table49.B" style:family="table-column">
      <style:table-column-properties style:column-width="0.0681in"/>
    </style:style>
    <style:style style:name="Table49.A1" style:family="table-cell">
      <style:table-cell-properties style:vertical-align="middle"/>
    </style:style>
    <style:style style:name="Table50" style:family="table">
      <style:table-properties style:width="0.5472in" table:align="left"/>
    </style:style>
    <style:style style:name="Table50.A" style:family="table-column">
      <style:table-column-properties style:column-width="0.5472in"/>
    </style:style>
    <style:style style:name="Table50.A1" style:family="table-cell">
      <style:table-cell-properties style:vertical-align="middle"/>
    </style:style>
    <style:style style:name="Table51" style:family="table">
      <style:table-properties style:width="0.4847in" table:align="left"/>
    </style:style>
    <style:style style:name="Table51.A" style:family="table-column">
      <style:table-column-properties style:column-width="0.4847in"/>
    </style:style>
    <style:style style:name="Table51.A1" style:family="table-cell">
      <style:table-cell-properties style:vertical-align="middle"/>
    </style:style>
    <style:style style:name="Table31" style:family="table">
      <style:table-properties style:width="2.4576in" table:align="left"/>
    </style:style>
    <style:style style:name="Table31.A" style:family="table-column">
      <style:table-column-properties style:column-width="0.6583in"/>
    </style:style>
    <style:style style:name="Table31.B" style:family="table-column">
      <style:table-column-properties style:column-width="1.7993in"/>
    </style:style>
    <style:style style:name="Table31.A1" style:family="table-cell">
      <style:table-cell-properties style:vertical-align="middle"/>
    </style:style>
    <style:style style:name="Table32" style:family="table">
      <style:table-properties style:width="0.6271in" table:align="left"/>
    </style:style>
    <style:style style:name="Table32.A" style:family="table-column">
      <style:table-column-properties style:column-width="0.6271in"/>
    </style:style>
    <style:style style:name="Table32.A1" style:family="table-cell">
      <style:table-cell-properties style:vertical-align="middle"/>
    </style:style>
    <style:style style:name="Table33" style:family="table">
      <style:table-properties style:width="0.1153in" table:align="left"/>
    </style:style>
    <style:style style:name="Table33.A" style:family="table-column">
      <style:table-column-properties style:column-width="0.0472in"/>
    </style:style>
    <style:style style:name="Table33.B" style:family="table-column">
      <style:table-column-properties style:column-width="0.0681in"/>
    </style:style>
    <style:style style:name="Table33.A1" style:family="table-cell">
      <style:table-cell-properties style:vertical-align="middle"/>
    </style:style>
    <style:style style:name="Table34" style:family="table">
      <style:table-properties style:width="0.5472in" table:align="left"/>
    </style:style>
    <style:style style:name="Table34.A" style:family="table-column">
      <style:table-column-properties style:column-width="0.5472in"/>
    </style:style>
    <style:style style:name="Table34.A1" style:family="table-cell">
      <style:table-cell-properties style:vertical-align="middle"/>
    </style:style>
    <style:style style:name="Table35" style:family="table">
      <style:table-properties style:width="0.4847in" table:align="left"/>
    </style:style>
    <style:style style:name="Table35.A" style:family="table-column">
      <style:table-column-properties style:column-width="0.4847in"/>
    </style:style>
    <style:style style:name="Table35.A1" style:family="table-cell">
      <style:table-cell-properties style:vertical-align="middle"/>
    </style:style>
    <style:style style:name="Table36" style:family="table">
      <style:table-properties style:width="0.5181in" table:align="left"/>
    </style:style>
    <style:style style:name="Table36.A" style:family="table-column">
      <style:table-column-properties style:column-width="0.5181in"/>
    </style:style>
    <style:style style:name="Table36.A1" style:family="table-cell">
      <style:table-cell-properties style:vertical-align="middle" fo:padding="0.0194in" fo:border="none"/>
    </style:style>
    <style:style style:name="Table21" style:family="table">
      <style:table-properties style:width="3.0319in" table:align="left"/>
    </style:style>
    <style:style style:name="Table21.A" style:family="table-column">
      <style:table-column-properties style:column-width="0.6583in"/>
    </style:style>
    <style:style style:name="Table21.B" style:family="table-column">
      <style:table-column-properties style:column-width="2.3736in"/>
    </style:style>
    <style:style style:name="Table21.A1" style:family="table-cell">
      <style:table-cell-properties style:vertical-align="middle"/>
    </style:style>
    <style:style style:name="Table22" style:family="table">
      <style:table-properties style:width="0.6271in" table:align="left"/>
    </style:style>
    <style:style style:name="Table22.A" style:family="table-column">
      <style:table-column-properties style:column-width="0.6271in"/>
    </style:style>
    <style:style style:name="Table22.A1" style:family="table-cell">
      <style:table-cell-properties style:vertical-align="middle"/>
    </style:style>
    <style:style style:name="Table23" style:family="table">
      <style:table-properties style:width="0.1153in" table:align="left"/>
    </style:style>
    <style:style style:name="Table23.A" style:family="table-column">
      <style:table-column-properties style:column-width="0.0472in"/>
    </style:style>
    <style:style style:name="Table23.B" style:family="table-column">
      <style:table-column-properties style:column-width="0.0681in"/>
    </style:style>
    <style:style style:name="Table23.A1" style:family="table-cell">
      <style:table-cell-properties style:vertical-align="middle"/>
    </style:style>
    <style:style style:name="Table24" style:family="table">
      <style:table-properties style:width="0.5472in" table:align="left"/>
    </style:style>
    <style:style style:name="Table24.A" style:family="table-column">
      <style:table-column-properties style:column-width="0.5472in"/>
    </style:style>
    <style:style style:name="Table24.A1" style:family="table-cell">
      <style:table-cell-properties style:vertical-align="middle"/>
    </style:style>
    <style:style style:name="Table25" style:family="table">
      <style:table-properties style:width="0.4847in" table:align="left"/>
    </style:style>
    <style:style style:name="Table25.A" style:family="table-column">
      <style:table-column-properties style:column-width="0.4847in"/>
    </style:style>
    <style:style style:name="Table25.A1" style:family="table-cell">
      <style:table-cell-properties style:vertical-align="middle"/>
    </style:style>
    <style:style style:name="Table26" style:family="table">
      <style:table-properties style:width="4.8708in" table:align="left"/>
    </style:style>
    <style:style style:name="Table26.A" style:family="table-column">
      <style:table-column-properties style:column-width="2.4972in"/>
    </style:style>
    <style:style style:name="Table26.B" style:family="table-column">
      <style:table-column-properties style:column-width="2.3736in"/>
    </style:style>
    <style:style style:name="Table26.A1" style:family="table-cell">
      <style:table-cell-properties style:vertical-align="middle"/>
    </style:style>
    <style:style style:name="Table27" style:family="table">
      <style:table-properties style:width="2.466in" table:align="left"/>
    </style:style>
    <style:style style:name="Table27.A" style:family="table-column">
      <style:table-column-properties style:column-width="2.466in"/>
    </style:style>
    <style:style style:name="Table27.A1" style:family="table-cell">
      <style:table-cell-properties style:vertical-align="middle"/>
    </style:style>
    <style:style style:name="Table28" style:family="table">
      <style:table-properties style:width="0.1153in" table:align="left"/>
    </style:style>
    <style:style style:name="Table28.A" style:family="table-column">
      <style:table-column-properties style:column-width="0.0472in"/>
    </style:style>
    <style:style style:name="Table28.B" style:family="table-column">
      <style:table-column-properties style:column-width="0.0681in"/>
    </style:style>
    <style:style style:name="Table28.A1" style:family="table-cell">
      <style:table-cell-properties style:vertical-align="middle"/>
    </style:style>
    <style:style style:name="Table29" style:family="table">
      <style:table-properties style:width="0.5472in" table:align="left"/>
    </style:style>
    <style:style style:name="Table29.A" style:family="table-column">
      <style:table-column-properties style:column-width="0.5472in"/>
    </style:style>
    <style:style style:name="Table29.A1" style:family="table-cell">
      <style:table-cell-properties style:vertical-align="middle"/>
    </style:style>
    <style:style style:name="Table30" style:family="table">
      <style:table-properties style:width="0.4847in" table:align="left"/>
    </style:style>
    <style:style style:name="Table30.A" style:family="table-column">
      <style:table-column-properties style:column-width="0.4847in"/>
    </style:style>
    <style:style style:name="Table30.A1" style:family="table-cell">
      <style:table-cell-properties style:vertical-align="middle"/>
    </style:style>
    <style:style style:name="Table37" style:family="table">
      <style:table-properties style:width="4.0757in" table:align="left"/>
    </style:style>
    <style:style style:name="Table37.A" style:family="table-column">
      <style:table-column-properties style:column-width="2.4972in"/>
    </style:style>
    <style:style style:name="Table37.B" style:family="table-column">
      <style:table-column-properties style:column-width="1.5785in"/>
    </style:style>
    <style:style style:name="Table37.A1" style:family="table-cell">
      <style:table-cell-properties style:vertical-align="middle"/>
    </style:style>
    <style:style style:name="Table38" style:family="table">
      <style:table-properties style:width="2.466in" table:align="left"/>
    </style:style>
    <style:style style:name="Table38.A" style:family="table-column">
      <style:table-column-properties style:column-width="2.466in"/>
    </style:style>
    <style:style style:name="Table38.A1" style:family="table-cell">
      <style:table-cell-properties style:vertical-align="middle"/>
    </style:style>
    <style:style style:name="Table39" style:family="table">
      <style:table-properties style:width="0.1153in" table:align="left"/>
    </style:style>
    <style:style style:name="Table39.A" style:family="table-column">
      <style:table-column-properties style:column-width="0.0472in"/>
    </style:style>
    <style:style style:name="Table39.B" style:family="table-column">
      <style:table-column-properties style:column-width="0.0681in"/>
    </style:style>
    <style:style style:name="Table39.A1" style:family="table-cell">
      <style:table-cell-properties style:vertical-align="middle"/>
    </style:style>
    <style:style style:name="Table40" style:family="table">
      <style:table-properties style:width="0.5472in" table:align="left"/>
    </style:style>
    <style:style style:name="Table40.A" style:family="table-column">
      <style:table-column-properties style:column-width="0.5472in"/>
    </style:style>
    <style:style style:name="Table40.A1" style:family="table-cell">
      <style:table-cell-properties style:vertical-align="middle"/>
    </style:style>
    <style:style style:name="Table41" style:family="table">
      <style:table-properties style:width="0.4847in" table:align="left"/>
    </style:style>
    <style:style style:name="Table41.A" style:family="table-column">
      <style:table-column-properties style:column-width="0.4847in"/>
    </style:style>
    <style:style style:name="Table41.A1" style:family="table-cell">
      <style:table-cell-properties style:vertical-align="middle"/>
    </style:style>
    <style:style style:name="Table11" style:family="table">
      <style:table-properties style:width="4.8681in" table:align="left"/>
    </style:style>
    <style:style style:name="Table11.A" style:family="table-column">
      <style:table-column-properties style:column-width="2.4972in"/>
    </style:style>
    <style:style style:name="Table11.B" style:family="table-column">
      <style:table-column-properties style:column-width="2.3708in"/>
    </style:style>
    <style:style style:name="Table11.A1" style:family="table-cell">
      <style:table-cell-properties style:vertical-align="middle"/>
    </style:style>
    <style:style style:name="Table12" style:family="table">
      <style:table-properties style:width="2.466in" table:align="left"/>
    </style:style>
    <style:style style:name="Table12.A" style:family="table-column">
      <style:table-column-properties style:column-width="2.466in"/>
    </style:style>
    <style:style style:name="Table12.A1" style:family="table-cell">
      <style:table-cell-properties style:vertical-align="middle"/>
    </style:style>
    <style:style style:name="Table13" style:family="table">
      <style:table-properties style:width="0.1153in" table:align="left"/>
    </style:style>
    <style:style style:name="Table13.A" style:family="table-column">
      <style:table-column-properties style:column-width="0.0472in"/>
    </style:style>
    <style:style style:name="Table13.B" style:family="table-column">
      <style:table-column-properties style:column-width="0.0681in"/>
    </style:style>
    <style:style style:name="Table13.A1" style:family="table-cell">
      <style:table-cell-properties style:vertical-align="middle"/>
    </style:style>
    <style:style style:name="Table14" style:family="table">
      <style:table-properties style:width="0.5472in" table:align="left"/>
    </style:style>
    <style:style style:name="Table14.A" style:family="table-column">
      <style:table-column-properties style:column-width="0.5472in"/>
    </style:style>
    <style:style style:name="Table14.A1" style:family="table-cell">
      <style:table-cell-properties style:vertical-align="middle"/>
    </style:style>
    <style:style style:name="Table15" style:family="table">
      <style:table-properties style:width="0.4847in" table:align="left"/>
    </style:style>
    <style:style style:name="Table15.A" style:family="table-column">
      <style:table-column-properties style:column-width="0.4847in"/>
    </style:style>
    <style:style style:name="Table15.A1" style:family="table-cell">
      <style:table-cell-properties style:vertical-align="middle"/>
    </style:style>
    <style:style style:name="Table16" style:family="table">
      <style:table-properties style:width="4.9313in" table:align="left"/>
    </style:style>
    <style:style style:name="Table16.A" style:family="table-column">
      <style:table-column-properties style:column-width="2.4972in"/>
    </style:style>
    <style:style style:name="Table16.B" style:family="table-column">
      <style:table-column-properties style:column-width="2.434in"/>
    </style:style>
    <style:style style:name="Table16.A1" style:family="table-cell">
      <style:table-cell-properties style:vertical-align="middle"/>
    </style:style>
    <style:style style:name="Table17" style:family="table">
      <style:table-properties style:width="2.466in" table:align="left"/>
    </style:style>
    <style:style style:name="Table17.A" style:family="table-column">
      <style:table-column-properties style:column-width="2.466in"/>
    </style:style>
    <style:style style:name="Table17.A1" style:family="table-cell">
      <style:table-cell-properties style:vertical-align="middle"/>
    </style:style>
    <style:style style:name="Table18" style:family="table">
      <style:table-properties style:width="0.1153in" table:align="left"/>
    </style:style>
    <style:style style:name="Table18.A" style:family="table-column">
      <style:table-column-properties style:column-width="0.0472in"/>
    </style:style>
    <style:style style:name="Table18.B" style:family="table-column">
      <style:table-column-properties style:column-width="0.0681in"/>
    </style:style>
    <style:style style:name="Table18.A1" style:family="table-cell">
      <style:table-cell-properties style:vertical-align="middle"/>
    </style:style>
    <style:style style:name="Table19" style:family="table">
      <style:table-properties style:width="0.5472in" table:align="left"/>
    </style:style>
    <style:style style:name="Table19.A" style:family="table-column">
      <style:table-column-properties style:column-width="0.5472in"/>
    </style:style>
    <style:style style:name="Table19.A1" style:family="table-cell">
      <style:table-cell-properties style:vertical-align="middle"/>
    </style:style>
    <style:style style:name="Table20" style:family="table">
      <style:table-properties style:width="0.4847in" table:align="left"/>
    </style:style>
    <style:style style:name="Table20.A" style:family="table-column">
      <style:table-column-properties style:column-width="0.4847in"/>
    </style:style>
    <style:style style:name="Table20.A1" style:family="table-cell">
      <style:table-cell-properties style:vertical-align="middle"/>
    </style:style>
    <style:style style:name="Table6" style:family="table">
      <style:table-properties style:width="4.9313in" table:align="left"/>
    </style:style>
    <style:style style:name="Table6.A" style:family="table-column">
      <style:table-column-properties style:column-width="2.4972in"/>
    </style:style>
    <style:style style:name="Table6.B" style:family="table-column">
      <style:table-column-properties style:column-width="2.434in"/>
    </style:style>
    <style:style style:name="Table6.A1" style:family="table-cell">
      <style:table-cell-properties style:vertical-align="middle"/>
    </style:style>
    <style:style style:name="Table7" style:family="table">
      <style:table-properties style:width="2.466in" table:align="left"/>
    </style:style>
    <style:style style:name="Table7.A" style:family="table-column">
      <style:table-column-properties style:column-width="2.466in"/>
    </style:style>
    <style:style style:name="Table7.A1" style:family="table-cell">
      <style:table-cell-properties style:vertical-align="middle"/>
    </style:style>
    <style:style style:name="Table8" style:family="table">
      <style:table-properties style:width="0.1153in" table:align="left"/>
    </style:style>
    <style:style style:name="Table8.A" style:family="table-column">
      <style:table-column-properties style:column-width="0.0472in"/>
    </style:style>
    <style:style style:name="Table8.B" style:family="table-column">
      <style:table-column-properties style:column-width="0.0681in"/>
    </style:style>
    <style:style style:name="Table8.A1" style:family="table-cell">
      <style:table-cell-properties style:vertical-align="middle"/>
    </style:style>
    <style:style style:name="Table9" style:family="table">
      <style:table-properties style:width="0.5472in" table:align="left"/>
    </style:style>
    <style:style style:name="Table9.A" style:family="table-column">
      <style:table-column-properties style:column-width="0.5472in"/>
    </style:style>
    <style:style style:name="Table9.A1" style:family="table-cell">
      <style:table-cell-properties style:vertical-align="middle"/>
    </style:style>
    <style:style style:name="Table10" style:family="table">
      <style:table-properties style:width="0.4847in" table:align="left"/>
    </style:style>
    <style:style style:name="Table10.A" style:family="table-column">
      <style:table-column-properties style:column-width="0.4847in"/>
    </style:style>
    <style:style style:name="Table10.A1" style:family="table-cell">
      <style:table-cell-properties style:vertical-align="middle"/>
    </style:style>
    <style:style style:name="Table1" style:family="table">
      <style:table-properties style:width="4.9951in" table:align="left"/>
    </style:style>
    <style:style style:name="Table1.A" style:family="table-column">
      <style:table-column-properties style:column-width="2.4972in"/>
    </style:style>
    <style:style style:name="Table1.B" style:family="table-column">
      <style:table-column-properties style:column-width="2.4979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2.466in" table:align="left"/>
    </style:style>
    <style:style style:name="Table2.A" style:family="table-column">
      <style:table-column-properties style:column-width="2.466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0.1153in" table:align="left"/>
    </style:style>
    <style:style style:name="Table3.A" style:family="table-column">
      <style:table-column-properties style:column-width="0.0472in"/>
    </style:style>
    <style:style style:name="Table3.B" style:family="table-column">
      <style:table-column-properties style:column-width="0.0681in"/>
    </style:style>
    <style:style style:name="Table3.A1" style:family="table-cell">
      <style:table-cell-properties style:vertical-align="middle"/>
    </style:style>
    <style:style style:name="Table4" style:family="table">
      <style:table-properties style:width="0.5472in" table:align="left"/>
    </style:style>
    <style:style style:name="Table4.A" style:family="table-column">
      <style:table-column-properties style:column-width="0.5472in"/>
    </style:style>
    <style:style style:name="Table4.A1" style:family="table-cell">
      <style:table-cell-properties style:vertical-align="middle"/>
    </style:style>
    <style:style style:name="Table5" style:family="table">
      <style:table-properties style:width="0.4847in" table:align="left"/>
    </style:style>
    <style:style style:name="Table5.A" style:family="table-column">
      <style:table-column-properties style:column-width="0.4847in"/>
    </style:style>
    <style:style style:name="Table5.A1" style:family="table-cell">
      <style:table-cell-properties style:vertical-align="middle"/>
    </style:style>
    <style:style style:name="Table87" style:family="table">
      <style:table-properties style:width="3.1014in" table:align="left"/>
    </style:style>
    <style:style style:name="Table87.A" style:family="table-column">
      <style:table-column-properties style:column-width="0.6583in"/>
    </style:style>
    <style:style style:name="Table87.B" style:family="table-column">
      <style:table-column-properties style:column-width="2.4431in"/>
    </style:style>
    <style:style style:name="Table87.A1" style:family="table-cell">
      <style:table-cell-properties style:vertical-align="middle"/>
    </style:style>
    <style:style style:name="Table88" style:family="table">
      <style:table-properties style:width="0.6271in" table:align="left"/>
    </style:style>
    <style:style style:name="Table88.A" style:family="table-column">
      <style:table-column-properties style:column-width="0.6271in"/>
    </style:style>
    <style:style style:name="Table88.A1" style:family="table-cell">
      <style:table-cell-properties style:vertical-align="middle"/>
    </style:style>
    <style:style style:name="Table89" style:family="table">
      <style:table-properties style:width="0.1153in" table:align="left"/>
    </style:style>
    <style:style style:name="Table89.A" style:family="table-column">
      <style:table-column-properties style:column-width="0.0472in"/>
    </style:style>
    <style:style style:name="Table89.B" style:family="table-column">
      <style:table-column-properties style:column-width="0.0681in"/>
    </style:style>
    <style:style style:name="Table89.A1" style:family="table-cell">
      <style:table-cell-properties style:vertical-align="middle"/>
    </style:style>
    <style:style style:name="Table90" style:family="table">
      <style:table-properties style:width="0.5472in" table:align="left"/>
    </style:style>
    <style:style style:name="Table90.A" style:family="table-column">
      <style:table-column-properties style:column-width="0.5472in"/>
    </style:style>
    <style:style style:name="Table90.A1" style:family="table-cell">
      <style:table-cell-properties style:vertical-align="middle"/>
    </style:style>
    <style:style style:name="Table91" style:family="table">
      <style:table-properties style:width="0.4847in" table:align="left"/>
    </style:style>
    <style:style style:name="Table91.A" style:family="table-column">
      <style:table-column-properties style:column-width="0.4847in"/>
    </style:style>
    <style:style style:name="Table91.A1" style:family="table-cell">
      <style:table-cell-properties style:vertical-align="middle"/>
    </style:style>
    <style:style style:name="Table92" style:family="table">
      <style:table-properties style:width="3.1014in" table:align="left"/>
    </style:style>
    <style:style style:name="Table92.A" style:family="table-column">
      <style:table-column-properties style:column-width="0.6583in"/>
    </style:style>
    <style:style style:name="Table92.B" style:family="table-column">
      <style:table-column-properties style:column-width="2.4431in"/>
    </style:style>
    <style:style style:name="Table92.A1" style:family="table-cell">
      <style:table-cell-properties style:vertical-align="middle"/>
    </style:style>
    <style:style style:name="Table93" style:family="table">
      <style:table-properties style:width="0.6271in" table:align="left"/>
    </style:style>
    <style:style style:name="Table93.A" style:family="table-column">
      <style:table-column-properties style:column-width="0.6271in"/>
    </style:style>
    <style:style style:name="Table93.A1" style:family="table-cell">
      <style:table-cell-properties style:vertical-align="middle"/>
    </style:style>
    <style:style style:name="Table94" style:family="table">
      <style:table-properties style:width="0.1153in" table:align="left"/>
    </style:style>
    <style:style style:name="Table94.A" style:family="table-column">
      <style:table-column-properties style:column-width="0.0472in"/>
    </style:style>
    <style:style style:name="Table94.B" style:family="table-column">
      <style:table-column-properties style:column-width="0.0681in"/>
    </style:style>
    <style:style style:name="Table94.A1" style:family="table-cell">
      <style:table-cell-properties style:vertical-align="middle"/>
    </style:style>
    <style:style style:name="Table95" style:family="table">
      <style:table-properties style:width="0.5472in" table:align="left"/>
    </style:style>
    <style:style style:name="Table95.A" style:family="table-column">
      <style:table-column-properties style:column-width="0.5472in"/>
    </style:style>
    <style:style style:name="Table95.A1" style:family="table-cell">
      <style:table-cell-properties style:vertical-align="middle"/>
    </style:style>
    <style:style style:name="Table96" style:family="table">
      <style:table-properties style:width="0.4847in" table:align="left"/>
    </style:style>
    <style:style style:name="Table96.A" style:family="table-column">
      <style:table-column-properties style:column-width="0.4847in"/>
    </style:style>
    <style:style style:name="Table96.A1" style:family="table-cell">
      <style:table-cell-properties style:vertical-align="middle"/>
    </style:style>
    <style:style style:name="Table97" style:family="table">
      <style:table-properties style:width="3.0625in" table:align="left"/>
    </style:style>
    <style:style style:name="Table97.A" style:family="table-column">
      <style:table-column-properties style:column-width="0.6583in"/>
    </style:style>
    <style:style style:name="Table97.B" style:family="table-column">
      <style:table-column-properties style:column-width="2.4042in"/>
    </style:style>
    <style:style style:name="Table97.A1" style:family="table-cell">
      <style:table-cell-properties style:vertical-align="middle"/>
    </style:style>
    <style:style style:name="Table98" style:family="table">
      <style:table-properties style:width="0.6271in" table:align="left"/>
    </style:style>
    <style:style style:name="Table98.A" style:family="table-column">
      <style:table-column-properties style:column-width="0.6271in"/>
    </style:style>
    <style:style style:name="Table98.A1" style:family="table-cell">
      <style:table-cell-properties style:vertical-align="middle"/>
    </style:style>
    <style:style style:name="Table99" style:family="table">
      <style:table-properties style:width="0.1153in" table:align="left"/>
    </style:style>
    <style:style style:name="Table99.A" style:family="table-column">
      <style:table-column-properties style:column-width="0.0472in"/>
    </style:style>
    <style:style style:name="Table99.B" style:family="table-column">
      <style:table-column-properties style:column-width="0.0681in"/>
    </style:style>
    <style:style style:name="Table99.A1" style:family="table-cell">
      <style:table-cell-properties style:vertical-align="middle"/>
    </style:style>
    <style:style style:name="Table100" style:family="table">
      <style:table-properties style:width="0.5472in" table:align="left"/>
    </style:style>
    <style:style style:name="Table100.A" style:family="table-column">
      <style:table-column-properties style:column-width="0.5472in"/>
    </style:style>
    <style:style style:name="Table100.A1" style:family="table-cell">
      <style:table-cell-properties style:vertical-align="middle"/>
    </style:style>
    <style:style style:name="Table101" style:family="table">
      <style:table-properties style:width="0.4847in" table:align="left"/>
    </style:style>
    <style:style style:name="Table101.A" style:family="table-column">
      <style:table-column-properties style:column-width="0.4847in"/>
    </style:style>
    <style:style style:name="Table101.A1" style:family="table-cell">
      <style:table-cell-properties style:vertical-align="middle"/>
    </style:style>
    <style:style style:name="Table102" style:family="table">
      <style:table-properties style:width="3.0625in" table:align="left"/>
    </style:style>
    <style:style style:name="Table102.A" style:family="table-column">
      <style:table-column-properties style:column-width="0.6583in"/>
    </style:style>
    <style:style style:name="Table102.B" style:family="table-column">
      <style:table-column-properties style:column-width="2.4042in"/>
    </style:style>
    <style:style style:name="Table102.A1" style:family="table-cell">
      <style:table-cell-properties style:vertical-align="middle"/>
    </style:style>
    <style:style style:name="Table103" style:family="table">
      <style:table-properties style:width="0.6271in" table:align="left"/>
    </style:style>
    <style:style style:name="Table103.A" style:family="table-column">
      <style:table-column-properties style:column-width="0.6271in"/>
    </style:style>
    <style:style style:name="Table103.A1" style:family="table-cell">
      <style:table-cell-properties style:vertical-align="middle"/>
    </style:style>
    <style:style style:name="Table104" style:family="table">
      <style:table-properties style:width="0.1153in" table:align="left"/>
    </style:style>
    <style:style style:name="Table104.A" style:family="table-column">
      <style:table-column-properties style:column-width="0.0472in"/>
    </style:style>
    <style:style style:name="Table104.B" style:family="table-column">
      <style:table-column-properties style:column-width="0.0681in"/>
    </style:style>
    <style:style style:name="Table104.A1" style:family="table-cell">
      <style:table-cell-properties style:vertical-align="middle"/>
    </style:style>
    <style:style style:name="Table105" style:family="table">
      <style:table-properties style:width="0.5472in" table:align="left"/>
    </style:style>
    <style:style style:name="Table105.A" style:family="table-column">
      <style:table-column-properties style:column-width="0.5472in"/>
    </style:style>
    <style:style style:name="Table105.A1" style:family="table-cell">
      <style:table-cell-properties style:vertical-align="middle"/>
    </style:style>
    <style:style style:name="Table106" style:family="table">
      <style:table-properties style:width="0.4847in" table:align="left"/>
    </style:style>
    <style:style style:name="Table106.A" style:family="table-column">
      <style:table-column-properties style:column-width="0.4847in"/>
    </style:style>
    <style:style style:name="Table106.A1" style:family="table-cell">
      <style:table-cell-properties style:vertical-align="middle"/>
    </style:style>
    <style:style style:name="Table107" style:family="table">
      <style:table-properties style:width="2.2181in" table:align="left"/>
    </style:style>
    <style:style style:name="Table107.A" style:family="table-column">
      <style:table-column-properties style:column-width="0.6583in"/>
    </style:style>
    <style:style style:name="Table107.B" style:family="table-column">
      <style:table-column-properties style:column-width="1.5597in"/>
    </style:style>
    <style:style style:name="Table107.A1" style:family="table-cell">
      <style:table-cell-properties style:vertical-align="middle"/>
    </style:style>
    <style:style style:name="Table108" style:family="table">
      <style:table-properties style:width="0.6271in" table:align="left"/>
    </style:style>
    <style:style style:name="Table108.A" style:family="table-column">
      <style:table-column-properties style:column-width="0.6271in"/>
    </style:style>
    <style:style style:name="Table108.A1" style:family="table-cell">
      <style:table-cell-properties style:vertical-align="middle"/>
    </style:style>
    <style:style style:name="Table109" style:family="table">
      <style:table-properties style:width="0.1153in" table:align="left"/>
    </style:style>
    <style:style style:name="Table109.A" style:family="table-column">
      <style:table-column-properties style:column-width="0.0472in"/>
    </style:style>
    <style:style style:name="Table109.B" style:family="table-column">
      <style:table-column-properties style:column-width="0.0681in"/>
    </style:style>
    <style:style style:name="Table109.A1" style:family="table-cell">
      <style:table-cell-properties style:vertical-align="middle"/>
    </style:style>
    <style:style style:name="Table110" style:family="table">
      <style:table-properties style:width="0.5472in" table:align="left"/>
    </style:style>
    <style:style style:name="Table110.A" style:family="table-column">
      <style:table-column-properties style:column-width="0.5472in"/>
    </style:style>
    <style:style style:name="Table110.A1" style:family="table-cell">
      <style:table-cell-properties style:vertical-align="middle"/>
    </style:style>
    <style:style style:name="Table111" style:family="table">
      <style:table-properties style:width="0.4847in" table:align="left"/>
    </style:style>
    <style:style style:name="Table111.A" style:family="table-column">
      <style:table-column-properties style:column-width="0.4847in"/>
    </style:style>
    <style:style style:name="Table111.A1" style:family="table-cell">
      <style:table-cell-properties style:vertical-align="middle"/>
    </style:style>
    <style:style style:name="P1" style:family="paragraph" style:parent-style-name="Standard">
      <style:text-properties officeooo:rsid="0006cc6a" officeooo:paragraph-rsid="0006cc6a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>
      <style:paragraph-properties fo:margin-top="0in" fo:margin-bottom="0in" loext:contextual-spacing="false"/>
      <style:text-properties fo:color="#666666" fo:background-color="#dddddd"/>
    </style:style>
    <style:style style:name="P4" style:family="paragraph" style:parent-style-name="Preformatted_20_Text">
      <style:text-properties officeooo:rsid="0006cc6a" officeooo:paragraph-rsid="0006cc6a"/>
    </style:style>
    <style:style style:name="P5" style:family="paragraph" style:parent-style-name="Preformatted_20_Text">
      <style:text-properties officeooo:rsid="000a8316" officeooo:paragraph-rsid="000a8316"/>
    </style:style>
    <style:style style:name="P6" style:family="paragraph" style:parent-style-name="Preformatted_20_Text">
      <style:text-properties officeooo:rsid="000c2ef3" officeooo:paragraph-rsid="000c2ef3"/>
    </style:style>
    <style:style style:name="P7" style:family="paragraph" style:parent-style-name="Preformatted_20_Text">
      <style:text-properties officeooo:paragraph-rsid="000c2ef3"/>
    </style:style>
    <style:style style:name="P8" style:family="paragraph" style:parent-style-name="Preformatted_20_Text">
      <style:text-properties officeooo:rsid="000c2f9c" officeooo:paragraph-rsid="000c2f9c"/>
    </style:style>
    <style:style style:name="P9" style:family="paragraph" style:parent-style-name="Preformatted_20_Text">
      <style:text-properties officeooo:rsid="000fb051" officeooo:paragraph-rsid="000fb051"/>
    </style:style>
    <style:style style:name="P10" style:family="paragraph" style:parent-style-name="Preformatted_20_Text">
      <style:text-properties officeooo:paragraph-rsid="000c2f9c"/>
    </style:style>
    <style:style style:name="P11" style:family="paragraph" style:parent-style-name="Preformatted_20_Text">
      <style:text-properties officeooo:rsid="001217cc" officeooo:paragraph-rsid="001217cc"/>
    </style:style>
    <style:style style:name="P12" style:family="paragraph" style:parent-style-name="Preformatted_20_Text">
      <style:text-properties officeooo:rsid="00135ff3" officeooo:paragraph-rsid="00135ff3"/>
    </style:style>
    <style:style style:name="P13" style:family="paragraph" style:parent-style-name="Preformatted_20_Text">
      <style:text-properties officeooo:rsid="0015b1de" officeooo:paragraph-rsid="0015b1de"/>
    </style:style>
    <style:style style:name="P14" style:family="paragraph" style:parent-style-name="Preformatted_20_Text">
      <style:text-properties officeooo:rsid="00172b57" officeooo:paragraph-rsid="00172b57"/>
    </style:style>
    <style:style style:name="P15" style:family="paragraph" style:parent-style-name="Preformatted_20_Text">
      <style:text-properties officeooo:rsid="0018d243" officeooo:paragraph-rsid="0018d243"/>
    </style:style>
    <style:style style:name="P16" style:family="paragraph" style:parent-style-name="Preformatted_20_Text">
      <style:text-properties officeooo:rsid="0019df22" officeooo:paragraph-rsid="0019df22"/>
    </style:style>
    <style:style style:name="P17" style:family="paragraph" style:parent-style-name="Preformatted_20_Text">
      <style:text-properties officeooo:rsid="001a180e" officeooo:paragraph-rsid="001a180e"/>
    </style:style>
    <style:style style:name="P18" style:family="paragraph" style:parent-style-name="Preformatted_20_Text">
      <style:text-properties officeooo:rsid="001afeeb" officeooo:paragraph-rsid="001afeeb"/>
    </style:style>
    <style:style style:name="P19" style:family="paragraph" style:parent-style-name="Preformatted_20_Text">
      <style:text-properties officeooo:rsid="001bc7fe" officeooo:paragraph-rsid="001bc7fe"/>
    </style:style>
    <style:style style:name="P20" style:family="paragraph" style:parent-style-name="Preformatted_20_Text">
      <style:text-properties officeooo:rsid="001c97a0" officeooo:paragraph-rsid="001c97a0"/>
    </style:style>
    <style:style style:name="P21" style:family="paragraph" style:parent-style-name="Preformatted_20_Text">
      <style:text-properties officeooo:rsid="001c97a0" officeooo:paragraph-rsid="001d0de2"/>
    </style:style>
    <style:style style:name="P22" style:family="paragraph" style:parent-style-name="Table_20_Contents">
      <style:text-properties fo:font-size="2pt" style:font-size-asian="2pt" style:font-size-complex="2pt"/>
    </style:style>
    <style:style style:name="P23" style:family="paragraph" style:parent-style-name="Table_20_Contents">
      <style:text-properties fo:background-color="#fff200"/>
    </style:style>
    <style:style style:name="P24" style:family="paragraph" style:parent-style-name="Table_20_Contents">
      <style:paragraph-properties style:writing-mode="lr-tb"/>
    </style:style>
    <style:style style:name="P25" style:family="paragraph" style:parent-style-name="Heading_20_2">
      <style:text-properties officeooo:rsid="0006cc6a" officeooo:paragraph-rsid="0006cc6a"/>
    </style:style>
    <style:style style:name="P26" style:family="paragraph" style:parent-style-name="Heading_20_2">
      <style:text-properties officeooo:rsid="0008b3f9" officeooo:paragraph-rsid="0008b3f9"/>
    </style:style>
    <style:style style:name="P27" style:family="paragraph" style:parent-style-name="Heading_20_2">
      <style:text-properties officeooo:rsid="000c2ef3" officeooo:paragraph-rsid="000c2ef3"/>
    </style:style>
    <style:style style:name="P28" style:family="paragraph" style:parent-style-name="Heading_20_2">
      <style:text-properties officeooo:rsid="000c2f9c" officeooo:paragraph-rsid="000c2f9c"/>
    </style:style>
    <style:style style:name="P29" style:family="paragraph" style:parent-style-name="Heading_20_2">
      <style:text-properties officeooo:rsid="001217cc" officeooo:paragraph-rsid="001217cc"/>
    </style:style>
    <style:style style:name="P30" style:family="paragraph" style:parent-style-name="Heading_20_2">
      <style:text-properties officeooo:rsid="0015b1de" officeooo:paragraph-rsid="0015b1de"/>
    </style:style>
    <style:style style:name="P31" style:family="paragraph" style:parent-style-name="Heading_20_2">
      <style:text-properties officeooo:rsid="00172b57" officeooo:paragraph-rsid="00172b57"/>
    </style:style>
    <style:style style:name="P32" style:family="paragraph" style:parent-style-name="Heading_20_2">
      <style:text-properties officeooo:rsid="0019df22" officeooo:paragraph-rsid="0019df22"/>
    </style:style>
    <style:style style:name="P33" style:family="paragraph" style:parent-style-name="Heading_20_2">
      <style:text-properties officeooo:rsid="001a180e" officeooo:paragraph-rsid="001a180e"/>
    </style:style>
    <style:style style:name="P34" style:family="paragraph" style:parent-style-name="Heading_20_2">
      <style:text-properties officeooo:rsid="001afeeb" officeooo:paragraph-rsid="001afeeb"/>
    </style:style>
    <style:style style:name="P35" style:family="paragraph" style:parent-style-name="Heading_20_2">
      <style:text-properties officeooo:rsid="001bc7fe" officeooo:paragraph-rsid="001bc7fe"/>
    </style:style>
    <style:style style:name="P36" style:family="paragraph" style:parent-style-name="Heading_20_2">
      <style:text-properties officeooo:rsid="001c97a0" officeooo:paragraph-rsid="001c97a0"/>
    </style:style>
    <style:style style:name="P37" style:family="paragraph" style:parent-style-name="Heading_20_2">
      <style:text-properties officeooo:rsid="001c97a0" officeooo:paragraph-rsid="001d0de2"/>
    </style:style>
    <style:style style:name="P38" style:family="paragraph" style:parent-style-name="Preformatted_20_Text">
      <style:text-properties officeooo:rsid="00135ff3" officeooo:paragraph-rsid="00135ff3"/>
    </style:style>
    <style:style style:name="P39" style:family="paragraph" style:parent-style-name="Preformatted_20_Text">
      <style:text-properties officeooo:rsid="001e4eaa" officeooo:paragraph-rsid="001e4eaa"/>
    </style:style>
    <style:style style:name="P40" style:family="paragraph" style:parent-style-name="Heading_20_2">
      <style:text-properties officeooo:rsid="001e4eaa" officeooo:paragraph-rsid="001e4eaa"/>
    </style:style>
    <style:style style:name="P41" style:family="paragraph" style:parent-style-name="Table_20_Contents">
      <style:text-properties fo:font-size="2pt" style:font-size-asian="2pt" style:font-size-complex="2pt"/>
    </style:style>
    <style:style style:name="P42" style:family="paragraph" style:parent-style-name="Text_20_body">
      <style:paragraph-properties fo:margin-top="0in" fo:margin-bottom="0in" loext:contextual-spacing="false"/>
    </style:style>
    <style:style style:name="P43" style:family="paragraph" style:parent-style-name="Text_20_body">
      <style:paragraph-properties fo:margin-top="0in" fo:margin-bottom="0in" loext:contextual-spacing="false"/>
      <style:text-properties fo:color="#666666" fo:background-color="#dddddd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0c2f9c"/>
    </style:style>
    <style:style style:name="T3" style:family="text">
      <style:text-properties officeooo:rsid="001d0de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39">ADC Architecture, Power Spectrum and Data Validation </text:p>
      <text:h text:style-name="P40" text:outline-level="2"><text:bookmark text:name=":1j4"/>Cloud Recording - SP21: CMPE-242 Sec 01 - Embedded HW Design is now available</text:h>
      <text:section text:style-name="Sect1" text:name="Section44">
        <text:p text:style-name="Text_20_body"><text:bookmark text:name=":nv1"/></text:p>
      </text:section>
      <text:p text:style-name="P3">Inbox</text:p>
      <text:section text:style-name="Sect1" text:name=":np">
        <text:p text:style-name="P2"><draw:frame draw:style-name="fr1" draw:name=":mm" text:anchor-type="as-char" svg:width="0.3335in" svg:height="0.3335in" draw:z-index="42"><draw:image xlink:href="Pictures/100002010000002000000020E12E0C256CB2798B.png" xlink:type="simple" xlink:show="embed" xlink:actuate="onLoad" loext:mime-type="image/png"/></draw:frame><text:bookmark text:name=":mm_37-e"/></text:p>
        <table:table table:name="Table107" table:style-name="Table107">
          <table:table-column table:style-name="Table107.A"/>
          <table:table-column table:style-name="Table107.B"/>
          <table:table-row>
            <table:table-cell table:style-name="Table107.A1" office:value-type="string">
              <table:table table:name="Table108" table:style-name="Table108">
                <table:table-column table:style-name="Table108.A"/>
                <table:table-row>
                  <table:table-cell table:style-name="Table108.A1" office:value-type="string">
                    <text:h text:style-name="Heading_20_3" text:outline-level="3">Zoom </text:h>
                  </table:table-cell>
                </table:table-row>
              </table:table>
              <text:p text:style-name="P22"/>
            </table:table-cell>
            <table:table-cell table:style-name="Table107.A1" office:value-type="string">
              <text:p text:style-name="Table_20_Contents"><text:bookmark text:name=":1jl"/>4:45 PM (4 hours ago)</text:p>
            </table:table-cell>
          </table:table-row>
        </table:table>
      </text:section>
      <table:table table:name="Table109" table:style-name="Table109">
        <table:table-column table:style-name="Table109.A"/>
        <table:table-column table:style-name="Table109.B"/>
        <table:table-row>
          <table:table-cell table:style-name="Table109.A1" office:value-type="string">
            <text:p text:style-name="P22"/>
          </table:table-cell>
          <table:table-cell table:style-name="Table109.A1" office:value-type="string">
            <text:p text:style-name="P22"/>
          </table:table-cell>
        </table:table-row>
      </table:table>
      <table:table table:name="Table110" table:style-name="Table110">
        <table:table-column table:style-name="Table110.A"/>
        <table:table-row>
          <table:table-cell table:style-name="Table110.A1" office:value-type="string">
            <table:table table:name="Table111" table:style-name="Table111">
              <table:table-column table:style-name="Table111.A"/>
              <table:table-row>
                <table:table-cell table:style-name="Table111.A1" office:value-type="string">
                  <text:p text:style-name="Table_20_Contents">to me </text:p>
                  <text:section text:style-name="Sect1" text:name="Section45">
                    <text:p text:style-name="P22"><text:bookmark text:name=":1k7"/><draw:frame draw:style-name="fr1" draw:name="Image35" text:anchor-type="as-char" svg:width="0.0161in" svg:height="0.0161in" draw:z-index="43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22"/>
          </table:table-cell>
        </table:table-row>
      </table:table>
      <text:section text:style-name="Sect1" text:name=":1kj">
        <text:p text:style-name="Text_20_body"/>
      </text:section>
      <text:section text:style-name="Sect1" text:name="Section46">
        <text:p text:style-name="Text_20_body"><text:bookmark text:name=":1k6"/></text:p>
      </text:section>
      <text:section text:style-name="Sect1" text:name=":1ic">
        <text:p text:style-name="Text_20_body"/>
        <text:section text:style-name="Sect1" text:name=":1id">
          <text:p text:style-name="P2">Hi Harry Li,<text:line-break/><text:line-break/>Your cloud recording is now available.<text:line-break/><text:line-break/>Topic: SP21: CMPE-242 Sec 01 - Embedded HW Design<text:line-break/>Date: May 5, 2021 02:56 PM Pacific Time (US and Canada)<text:line-break/> <text:line-break/>Copy the link below to share this recording with viewers:<text:line-break/><text:a xlink:type="simple" xlink:href="https://sjsu.zoom.us/rec/share/kKPtCr_sx2vG8g8t2SIjDQfxBFsJOe1ythaOsTh4T0UW4EKpM8WMTY8MGCxegpqx.l-9UttMpHxMrwdrE" office:target-frame-name="_blank" xlink:show="new" text:style-name="Internet_20_link" text:visited-style-name="Visited_20_Internet_20_Link">https://sjsu.zoom.us/rec/</text:a> Passcode: .7g#tk1E <text:line-break/><text:line-break/><text:line-break/>Thank you for choosing Zoom.<text:line-break/>-The Zoom Team </text:p>
        </text:section>
      </text:section>
      <text:p text:style-name="P39"/>
      <text:p text:style-name="P12"/>
      <text:p text:style-name="P12"/>
      <text:p text:style-name="P39">ADC DFT, FFT, Power Spectrum </text:p>
      <text:h text:style-name="P40" text:outline-level="2"><text:bookmark text:name=":1ja1"/>Cloud Recording - SP21: CMPE-242 Sec 01 - Embedded HW Design is now available</text:h>
      <text:section text:style-name="Sect1" text:name="Section37">
        <text:p text:style-name="Text_20_body"><text:bookmark text:name=":ns3"/></text:p>
      </text:section>
      <text:p text:style-name="P3">Inbox</text:p>
      <text:section text:style-name="Sect1" text:name="Section38">
        <text:p text:style-name="P2"><text:bookmark text:name=":1km"/><draw:frame draw:style-name="fr1" draw:name=":mm" text:anchor-type="as-char" svg:width="0.3335in" svg:height="0.3335in" draw:z-index="40"><draw:image xlink:href="Pictures/100002010000002000000020E12E0C256CB2798B.png" xlink:type="simple" xlink:show="embed" xlink:actuate="onLoad" loext:mime-type="image/png"/></draw:frame><text:bookmark text:name=":mm_35-e1"/></text:p>
        <table:table table:name="Table102" table:style-name="Table102">
          <table:table-column table:style-name="Table102.A"/>
          <table:table-column table:style-name="Table102.B"/>
          <table:table-row>
            <table:table-cell table:style-name="Table102.A1" office:value-type="string">
              <table:table table:name="Table103" table:style-name="Table103">
                <table:table-column table:style-name="Table103.A"/>
                <table:table-row>
                  <table:table-cell table:style-name="Table103.A1" office:value-type="string">
                    <text:h text:style-name="Heading_20_3" text:outline-level="3">Zoom </text:h>
                  </table:table-cell>
                </table:table-row>
              </table:table>
              <text:p text:style-name="P22"/>
            </table:table-cell>
            <table:table-cell table:style-name="Table102.A1" office:value-type="string">
              <text:p text:style-name="Table_20_Contents"><text:bookmark text:name=":p11"/>Mon, May 3, 4:22 PM (2 days ago)</text:p>
            </table:table-cell>
          </table:table-row>
        </table:table>
      </text:section>
      <table:table table:name="Table104" table:style-name="Table104">
        <table:table-column table:style-name="Table104.A"/>
        <table:table-column table:style-name="Table104.B"/>
        <table:table-row>
          <table:table-cell table:style-name="Table104.A1" office:value-type="string">
            <text:p text:style-name="P22"/>
          </table:table-cell>
          <table:table-cell table:style-name="Table104.A1" office:value-type="string">
            <text:p text:style-name="P22"/>
          </table:table-cell>
        </table:table-row>
      </table:table>
      <table:table table:name="Table105" table:style-name="Table105">
        <table:table-column table:style-name="Table105.A"/>
        <text:soft-page-break/>
        <table:table-row>
          <table:table-cell table:style-name="Table105.A1" office:value-type="string">
            <table:table table:name="Table106" table:style-name="Table106">
              <table:table-column table:style-name="Table106.A"/>
              <table:table-row>
                <table:table-cell table:style-name="Table106.A1" office:value-type="string">
                  <text:p text:style-name="Table_20_Contents">to me </text:p>
                  <text:section text:style-name="Sect1" text:name="Section39">
                    <text:p text:style-name="P22"><text:bookmark text:name=":1k81"/><draw:frame draw:style-name="fr1" draw:name="Image34" text:anchor-type="as-char" svg:width="0.0161in" svg:height="0.0161in" draw:z-index="41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22"/>
          </table:table-cell>
        </table:table-row>
      </table:table>
      <text:section text:style-name="Sect1" text:name="Section40">
        <text:p text:style-name="Text_20_body"><text:bookmark text:name=":1jw"/></text:p>
      </text:section>
      <text:section text:style-name="Sect1" text:name="Section41">
        <text:p text:style-name="Text_20_body"><text:bookmark text:name=":1k91"/></text:p>
      </text:section>
      <text:section text:style-name="Sect1" text:name="Section42">
        <text:p text:style-name="Text_20_body"><text:bookmark text:name=":1ii"/></text:p>
        <text:section text:style-name="Sect1" text:name="Section43">
          <text:p text:style-name="P2"><text:bookmark text:name=":1ij"/>Hi Harry Li,<text:line-break/><text:line-break/>Your cloud recording is now available.<text:line-break/><text:line-break/>Topic: SP21: CMPE-242 Sec 01 - Embedded HW Design<text:line-break/>Date: May 3, 2021 02:56 PM Pacific Time (US and Canada)<text:line-break/> <text:line-break/><text:line-break/>Copy the link below to share this recording with viewers:<text:line-break/><text:a xlink:type="simple" xlink:href="https://sjsu.zoom.us/rec/share/axmOkrtF0vGyKSNpmez-J1BmRn0f9Xvvj9RHCojlqEmzASmllkd06DmTusKKAg11.ZJ57JwVm2IXLdmco" office:target-frame-name="_blank" xlink:show="new" text:style-name="Internet_20_link" text:visited-style-name="Visited_20_Internet_20_Link">https://sjsu.zoom.us/rec/</text:a> Passcode: 7%D9v?zt <text:line-break/><text:line-break/><text:line-break/>Thank you for choosing Zoom.<text:line-break/>-The Zoom Team </text:p>
        </text:section>
      </text:section>
      <text:p text:style-name="P39"/>
      <text:p text:style-name="P39"/>
      <text:p text:style-name="P39"/>
      <text:p text:style-name="P39">ADC DFT FFT and Power Spectrum</text:p>
      <text:h text:style-name="P40" text:outline-level="2"><text:bookmark text:name=":1ja"/>Cloud Recording - SP21: CMPE-242 Sec 01 - Embedded HW Design is now available</text:h>
      <text:section text:style-name="Sect1" text:name="Section34">
        <text:p text:style-name="Text_20_body"><text:bookmark text:name=":ns2"/></text:p>
      </text:section>
      <text:p text:style-name="P3">Inbox</text:p>
      <text:section text:style-name="Sect1" text:name=":1km">
        <text:p text:style-name="P2"><draw:frame draw:style-name="fr1" draw:name=":mm" text:anchor-type="as-char" svg:width="0.3335in" svg:height="0.3335in" draw:z-index="38"><draw:image xlink:href="Pictures/100002010000002000000020E12E0C256CB2798B.png" xlink:type="simple" xlink:show="embed" xlink:actuate="onLoad" loext:mime-type="image/png"/></draw:frame><text:bookmark text:name=":mm_35-e"/></text:p>
        <table:table table:name="Table97" table:style-name="Table97">
          <table:table-column table:style-name="Table97.A"/>
          <table:table-column table:style-name="Table97.B"/>
          <table:table-row>
            <table:table-cell table:style-name="Table97.A1" office:value-type="string">
              <table:table table:name="Table98" table:style-name="Table98">
                <table:table-column table:style-name="Table98.A"/>
                <table:table-row>
                  <table:table-cell table:style-name="Table98.A1" office:value-type="string">
                    <text:h text:style-name="Heading_20_3" text:outline-level="3">Zoom </text:h>
                  </table:table-cell>
                </table:table-row>
              </table:table>
              <text:p text:style-name="P22"/>
            </table:table-cell>
            <table:table-cell table:style-name="Table97.A1" office:value-type="string">
              <text:p text:style-name="Table_20_Contents"><text:bookmark text:name=":p1"/>Mon, May 3, 4:22 PM (2 days ago)</text:p>
            </table:table-cell>
          </table:table-row>
        </table:table>
      </text:section>
      <table:table table:name="Table99" table:style-name="Table99">
        <table:table-column table:style-name="Table99.A"/>
        <table:table-column table:style-name="Table99.B"/>
        <table:table-row>
          <table:table-cell table:style-name="Table99.A1" office:value-type="string">
            <text:p text:style-name="P22"/>
          </table:table-cell>
          <table:table-cell table:style-name="Table99.A1" office:value-type="string">
            <text:p text:style-name="P22"/>
          </table:table-cell>
        </table:table-row>
      </table:table>
      <table:table table:name="Table100" table:style-name="Table100">
        <table:table-column table:style-name="Table100.A"/>
        <table:table-row>
          <table:table-cell table:style-name="Table100.A1" office:value-type="string">
            <table:table table:name="Table101" table:style-name="Table101">
              <table:table-column table:style-name="Table101.A"/>
              <table:table-row>
                <table:table-cell table:style-name="Table101.A1" office:value-type="string">
                  <text:p text:style-name="Table_20_Contents">to me </text:p>
                  <text:section text:style-name="Sect1" text:name="Section35">
                    <text:p text:style-name="P22"><text:bookmark text:name=":1k8"/><draw:frame draw:style-name="fr1" draw:name="Image33" text:anchor-type="as-char" svg:width="0.0161in" svg:height="0.0161in" draw:z-index="39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22"/>
          </table:table-cell>
        </table:table-row>
      </table:table>
      <text:section text:style-name="Sect1" text:name=":1jw">
        <text:p text:style-name="Text_20_body"/>
      </text:section>
      <text:section text:style-name="Sect1" text:name="Section36">
        <text:p text:style-name="Text_20_body"><text:bookmark text:name=":1k9"/></text:p>
      </text:section>
      <text:section text:style-name="Sect1" text:name=":1ii">
        <text:p text:style-name="Text_20_body"/>
        <text:section text:style-name="Sect1" text:name=":1ij">
          <text:p text:style-name="P2">Hi Harry Li,<text:line-break/><text:line-break/>Your cloud recording is now available.<text:line-break/><text:line-break/>Topic: SP21: CMPE-242 Sec 01 - Embedded HW Design<text:line-break/><text:soft-page-break/>Date: May 3, 2021 02:56 PM Pacific Time (US and Canada)<text:line-break/> <text:line-break/><text:line-break/>Copy the link below to share this recording with viewers:<text:line-break/><text:a xlink:type="simple" xlink:href="https://sjsu.zoom.us/rec/share/axmOkrtF0vGyKSNpmez-J1BmRn0f9Xvvj9RHCojlqEmzASmllkd06DmTusKKAg11.ZJ57JwVm2IXLdmco" office:target-frame-name="_blank" xlink:show="new" text:style-name="Internet_20_link" text:visited-style-name="Visited_20_Internet_20_Link">https://sjsu.zoom.us/rec/</text:a> Passcode: 7%D9v?zt <text:line-break/><text:line-break/><text:line-break/>Thank you for choosing Zoom.<text:line-break/>-The Zoom Team </text:p>
        </text:section>
      </text:section>
      <text:p text:style-name="P39"/>
      <text:p text:style-name="P39"/>
      <text:p text:style-name="P39">ADC DFT FFT and Power Spectrum </text:p>
      <text:h text:style-name="P40" text:outline-level="2"><text:bookmark text:name=":1jg"/>Cloud Recording - SP21: CMPE-242 Sec 01 - Embedded HW Design is now available</text:h>
      <text:section text:style-name="Sect1" text:name=":sa">
        <text:p text:style-name="Text_20_body"/>
      </text:section>
      <text:p text:style-name="P3">Inbox</text:p>
      <text:section text:style-name="Sect1" text:name=":1jt">
        <text:p text:style-name="P2"><draw:frame draw:style-name="fr1" draw:name=":mm" text:anchor-type="as-char" svg:width="0.3335in" svg:height="0.3335in" draw:z-index="36"><draw:image xlink:href="Pictures/100002010000002000000020E12E0C256CB2798B.png" xlink:type="simple" xlink:show="embed" xlink:actuate="onLoad" loext:mime-type="image/png"/></draw:frame><text:bookmark text:name=":mm_33-e"/></text:p>
        <table:table table:name="Table92" table:style-name="Table92">
          <table:table-column table:style-name="Table92.A"/>
          <table:table-column table:style-name="Table92.B"/>
          <table:table-row>
            <table:table-cell table:style-name="Table92.A1" office:value-type="string">
              <table:table table:name="Table93" table:style-name="Table93">
                <table:table-column table:style-name="Table93.A"/>
                <table:table-row>
                  <table:table-cell table:style-name="Table93.A1" office:value-type="string">
                    <text:h text:style-name="Heading_20_3" text:outline-level="3">Zoom </text:h>
                  </table:table-cell>
                </table:table-row>
              </table:table>
              <text:p text:style-name="P22"/>
            </table:table-cell>
            <table:table-cell table:style-name="Table92.A1" office:value-type="string">
              <text:p text:style-name="Table_20_Contents"><text:bookmark text:name=":1kl"/>Wed, Apr 28, 4:42 PM (7 days ago)</text:p>
            </table:table-cell>
          </table:table-row>
        </table:table>
      </text:section>
      <table:table table:name="Table94" table:style-name="Table94">
        <table:table-column table:style-name="Table94.A"/>
        <table:table-column table:style-name="Table94.B"/>
        <table:table-row>
          <table:table-cell table:style-name="Table94.A1" office:value-type="string">
            <text:p text:style-name="P22"/>
          </table:table-cell>
          <table:table-cell table:style-name="Table94.A1" office:value-type="string">
            <text:p text:style-name="P22"/>
          </table:table-cell>
        </table:table-row>
      </table:table>
      <table:table table:name="Table95" table:style-name="Table95">
        <table:table-column table:style-name="Table95.A"/>
        <table:table-row>
          <table:table-cell table:style-name="Table95.A1" office:value-type="string">
            <table:table table:name="Table96" table:style-name="Table96">
              <table:table-column table:style-name="Table96.A"/>
              <table:table-row>
                <table:table-cell table:style-name="Table96.A1" office:value-type="string">
                  <text:p text:style-name="Table_20_Contents">to me </text:p>
                  <text:section text:style-name="Sect1" text:name=":1k7">
                    <text:p text:style-name="P22"><draw:frame draw:style-name="fr1" draw:name="Image32" text:anchor-type="as-char" svg:width="0.0161in" svg:height="0.0161in" draw:z-index="37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22"/>
          </table:table-cell>
        </table:table-row>
      </table:table>
      <text:section text:style-name="Sect1" text:name="Section33">
        <text:p text:style-name="Text_20_body"><text:bookmark text:name=":nv"/></text:p>
      </text:section>
      <text:section text:style-name="Sect1" text:name=":1k6">
        <text:p text:style-name="Text_20_body"/>
      </text:section>
      <text:section text:style-name="Sect1" text:name=":1j2">
        <text:p text:style-name="Text_20_body"/>
        <text:section text:style-name="Sect1" text:name=":1j3">
          <text:p text:style-name="P2">Hi Harry Li,<text:line-break/><text:line-break/>Your cloud recording is now available.<text:line-break/><text:line-break/>Topic: SP21: CMPE-242 Sec 01 - Embedded HW Design<text:line-break/>Date: Apr 28, 2021 02:53 PM Pacific Time (US and Canada)<text:line-break/> <text:line-break/><text:line-break/>Copy the link below to share this recording with viewers:<text:line-break/><text:a xlink:type="simple" xlink:href="https://sjsu.zoom.us/rec/share/5PpkWBLq4AMfkmF8PG_7uabFwonPXtiostYHPUu26rPa85kC85CiSkoop_hRkcUN.2SoprPJVKaUim0-T" office:target-frame-name="_blank" xlink:show="new" text:style-name="Internet_20_link" text:visited-style-name="Visited_20_Internet_20_Link">https://sjsu.zoom.us/rec/</text:a> Passcode: YV2&amp;i*w! <text:line-break/><text:line-break/><text:line-break/>Thank you for choosing Zoom.<text:line-break/>-The Zoom Team </text:p>
        </text:section>
      </text:section>
      <text:p text:style-name="P39"/>
      <text:p text:style-name="P12"/>
      <text:p text:style-name="P12"/>
      <text:p text:style-name="P39"><text:soft-page-break/>ADC DFT and Power Spectrum</text:p>
      <text:p text:style-name="P39"/>
      <text:h text:style-name="P40" text:outline-level="2"><text:bookmark text:name=":1jm"/>Cloud Recording - SP21: CMPE-242 Sec 01 - Embedded HW Design is now available</text:h>
      <text:section text:style-name="Sect1" text:name=":p9">
        <text:p text:style-name="Text_20_body"/>
      </text:section>
      <text:p text:style-name="P3">Inbox</text:p>
      <text:section text:style-name="Sect1" text:name=":1md">
        <text:p text:style-name="P2"><draw:frame draw:style-name="fr1" draw:name=":mm" text:anchor-type="as-char" svg:width="0.3335in" svg:height="0.3335in" draw:z-index="34"><draw:image xlink:href="Pictures/100002010000002000000020E12E0C256CB2798B.png" xlink:type="simple" xlink:show="embed" xlink:actuate="onLoad" loext:mime-type="image/png"/></draw:frame><text:bookmark text:name=":mm_31-e"/></text:p>
        <table:table table:name="Table87" table:style-name="Table87">
          <table:table-column table:style-name="Table87.A"/>
          <table:table-column table:style-name="Table87.B"/>
          <table:table-row>
            <table:table-cell table:style-name="Table87.A1" office:value-type="string">
              <table:table table:name="Table88" table:style-name="Table88">
                <table:table-column table:style-name="Table88.A"/>
                <table:table-row>
                  <table:table-cell table:style-name="Table88.A1" office:value-type="string">
                    <text:h text:style-name="Heading_20_3" text:outline-level="3">Zoom </text:h>
                  </table:table-cell>
                </table:table-row>
              </table:table>
              <text:p text:style-name="P22"/>
            </table:table-cell>
            <table:table-cell table:style-name="Table87.A1" office:value-type="string">
              <text:p text:style-name="Table_20_Contents"><text:bookmark text:name=":1ju"/>Mon, Apr 26, 4:28 PM (9 days ago)</text:p>
            </table:table-cell>
          </table:table-row>
        </table:table>
      </text:section>
      <table:table table:name="Table89" table:style-name="Table89">
        <table:table-column table:style-name="Table89.A"/>
        <table:table-column table:style-name="Table89.B"/>
        <table:table-row>
          <table:table-cell table:style-name="Table89.A1" office:value-type="string">
            <text:p text:style-name="P22"/>
          </table:table-cell>
          <table:table-cell table:style-name="Table89.A1" office:value-type="string">
            <text:p text:style-name="P22"/>
          </table:table-cell>
        </table:table-row>
      </table:table>
      <table:table table:name="Table90" table:style-name="Table90">
        <table:table-column table:style-name="Table90.A"/>
        <table:table-row>
          <table:table-cell table:style-name="Table90.A1" office:value-type="string">
            <table:table table:name="Table91" table:style-name="Table91">
              <table:table-column table:style-name="Table91.A"/>
              <table:table-row>
                <table:table-cell table:style-name="Table91.A1" office:value-type="string">
                  <text:p text:style-name="Table_20_Contents">to me </text:p>
                  <text:section text:style-name="Sect1" text:name=":1k8">
                    <text:p text:style-name="P22"><draw:frame draw:style-name="fr1" draw:name="Image31" text:anchor-type="as-char" svg:width="0.0161in" svg:height="0.0161in" draw:z-index="35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22"/>
          </table:table-cell>
        </table:table-row>
      </table:table>
      <text:section text:style-name="Sect1" text:name="Section32">
        <text:p text:style-name="Text_20_body"><text:bookmark text:name=":ns1"/></text:p>
      </text:section>
      <text:section text:style-name="Sect1" text:name=":1k9">
        <text:p text:style-name="Text_20_body"/>
      </text:section>
      <text:section text:style-name="Sect1" text:name=":1j8">
        <text:p text:style-name="Text_20_body"/>
        <text:section text:style-name="Sect1" text:name=":1j9">
          <text:p text:style-name="P2">Hi Harry Li,<text:line-break/><text:line-break/>Your cloud recording is now available.<text:line-break/><text:line-break/>Topic: SP21: CMPE-242 Sec 01 - Embedded HW Design<text:line-break/>Date: Apr 26, 2021 02:50 PM Pacific Time (US and Canada)<text:line-break/> <text:line-break/><text:line-break/>Copy the link below to share this recording with viewers:<text:line-break/><text:a xlink:type="simple" xlink:href="https://sjsu.zoom.us/rec/share/Y34frkDvIBkq846fzQxL9mkEN4T_LRCQM-U4U4SckJQ4bHe0FYMZWQgXBbg9tmP7.8owFlz9Q3WSO6zq0" office:target-frame-name="_blank" xlink:show="new" text:style-name="Internet_20_link" text:visited-style-name="Visited_20_Internet_20_Link">https://sjsu.zoom.us/rec/</text:a> Passcode: 6tTCTQ6* <text:line-break/><text:line-break/><text:line-break/>Thank you for choosing Zoom.<text:line-break/>-The Zoom Team </text:p>
        </text:section>
      </text:section>
      <text:p text:style-name="P39"/>
      <text:p text:style-name="P12"/>
      <text:p text:style-name="P19">ADC DFT </text:p>
      <text:p text:style-name="P19"/>
      <text:h text:style-name="P35" text:outline-level="2"><text:bookmark text:name=":o1"/>Cloud Recording - SP21: CMPE-242 Sec 01 - Embedded HW Design is now available</text:h>
      <text:section text:style-name="Sect1" text:name="Section8">
        <text:p text:style-name="Text_20_body"><text:bookmark text:name=":pa1"/></text:p>
      </text:section>
      <text:p text:style-name="P3">Inbox</text:p>
      <text:section text:style-name="Sect1" text:name="Section9">
        <text:p text:style-name="P2"><text:bookmark text:name=":nu"/><draw:frame draw:style-name="fr1" draw:name=":mm" text:anchor-type="as-char" svg:width="0.3335in" svg:height="0.3335in" draw:z-index="2"><draw:image xlink:href="Pictures/100002010000002000000020E12E0C256CB2798B.png" xlink:type="simple" xlink:show="embed" xlink:actuate="onLoad" loext:mime-type="image/png"/></draw:frame><text:bookmark text:name=":mm_6-e"/></text:p>
        <table:table table:name="Table67" table:style-name="Table67">
          <table:table-column table:style-name="Table67.A"/>
          <table:table-column table:style-name="Table67.B"/>
          <table:table-row>
            <table:table-cell table:style-name="Table67.A1" office:value-type="string">
              <table:table table:name="Table68" table:style-name="Table68">
                <table:table-column table:style-name="Table68.A"/>
                <table:table-row>
                  <table:table-cell table:style-name="Table68.A1" office:value-type="string">
                    <text:h text:style-name="Heading_20_3" text:outline-level="3">Zoom </text:h>
                  </table:table-cell>
                </table:table-row>
              </table:table>
              <text:p text:style-name="P22"/>
            </table:table-cell>
            <table:table-cell table:style-name="Table67.A1" office:value-type="string">
              <text:p text:style-name="Table_20_Contents"><text:bookmark text:name=":np"/>Wed, Apr 21, 4:36 PM (2 days ago)</text:p>
            </table:table-cell>
          </table:table-row>
        </table:table>
      </text:section>
      <table:table table:name="Table69" table:style-name="Table69">
        <table:table-column table:style-name="Table69.A"/>
        <table:table-column table:style-name="Table69.B"/>
        <text:soft-page-break/>
        <table:table-row>
          <table:table-cell table:style-name="Table69.A1" office:value-type="string">
            <text:p text:style-name="P22"/>
          </table:table-cell>
          <table:table-cell table:style-name="Table69.A1" office:value-type="string">
            <text:p text:style-name="P22"/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able:table table:name="Table71" table:style-name="Table71">
              <table:table-column table:style-name="Table71.A"/>
              <table:table-row>
                <table:table-cell table:style-name="Table71.A1" office:value-type="string">
                  <text:p text:style-name="Table_20_Contents">to me </text:p>
                  <text:section text:style-name="Sect1" text:name="Section10">
                    <text:p text:style-name="P22"><text:bookmark text:name=":t01"/><draw:frame draw:style-name="fr1" draw:name="Image23" text:anchor-type="as-char" svg:width="0.0161in" svg:height="0.0161in" draw:z-index="3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22"/>
          </table:table-cell>
        </table:table-row>
      </table:table>
      <text:section text:style-name="Sect1" text:name="Section11">
        <text:p text:style-name="Text_20_body"><text:bookmark text:name=":nt1"/></text:p>
      </text:section>
      <text:section text:style-name="Sect1" text:name="Section12">
        <text:p text:style-name="Text_20_body"><text:bookmark text:name=":sz"/></text:p>
      </text:section>
      <text:section text:style-name="Sect1" text:name=":nr">
        <text:p text:style-name="Text_20_body"/>
        <text:section text:style-name="Sect1" text:name="Section13">
          <text:p text:style-name="P2"><text:bookmark text:name=":ns"/>Hi Harry Li,<text:line-break/><text:line-break/>Your cloud recording is now available.<text:line-break/><text:line-break/>Topic: SP21: CMPE-242 Sec 01 - Embedded HW Design<text:line-break/>Date: Apr 21, 2021 02:50 PM Pacific Time (US and Canada)<text:line-break/> <text:line-break/>Copy the link below to share this recording with viewers:<text:line-break/><text:a xlink:type="simple" xlink:href="https://sjsu.zoom.us/rec/share/IQk5YyEQYnDDeWpi0PZsYvyAp-tj8F0fgdHDeVrM6iNJw9frnZksApZ0HkTronJc.qZJllXSauZoO003z" office:target-frame-name="_blank" xlink:show="new" text:style-name="Internet_20_link" text:visited-style-name="Visited_20_Internet_20_Link">https://sjsu.zoom.us/rec/</text:a> Passcode: 3u#fT5qf <text:line-break/><text:line-break/><text:line-break/>Thank you for choosing Zoom.<text:line-break/>-The Zoom Team </text:p>
        </text:section>
      </text:section>
      <text:p text:style-name="P19"/>
      <text:p text:style-name="P12"/>
      <text:p text:style-name="P12"/>
      <text:p text:style-name="P20">Analog Sensor Interface Design <text:span text:style-name="T3">and opAmps </text:span></text:p>
      <text:p text:style-name="P20"/>
      <text:h text:style-name="P36" text:outline-level="2"><text:bookmark text:name=":ob1"/>Cloud Recording - SP21: CMPE-242 Sec 01 - Embedded HW Design is now available</text:h>
      <text:section text:style-name="Sect1" text:name="Section14">
        <text:p text:style-name="Text_20_body"><text:bookmark text:name=":tf"/></text:p>
      </text:section>
      <text:p text:style-name="P3">Inbox</text:p>
      <text:section text:style-name="Sect1" text:name="Section15">
        <text:p text:style-name="P2"><text:bookmark text:name=":o3"/><draw:frame draw:style-name="fr1" draw:name="Image1" text:anchor-type="as-char" svg:width="0.3335in" svg:height="0.3335in" draw:z-index="22"><draw:image xlink:href="Pictures/100002010000002000000020E12E0C256CB2798B.png" xlink:type="simple" xlink:show="embed" xlink:actuate="onLoad" loext:mime-type="image/png"/></draw:frame><text:bookmark text:name=":mm_8-e1"/></text:p>
        <table:table table:name="Table72" table:style-name="Table72">
          <table:table-column table:style-name="Table72.A"/>
          <table:table-column table:style-name="Table72.B"/>
          <table:table-row>
            <table:table-cell table:style-name="Table72.A1" office:value-type="string">
              <table:table table:name="Table73" table:style-name="Table73">
                <table:table-column table:style-name="Table73.A"/>
                <table:table-row>
                  <table:table-cell table:style-name="Table73.A1" office:value-type="string">
                    <text:h text:style-name="Heading_20_3" text:outline-level="3">Zoom </text:h>
                  </table:table-cell>
                </table:table-row>
              </table:table>
              <text:p text:style-name="P22"/>
            </table:table-cell>
            <table:table-cell table:style-name="Table72.A1" office:value-type="string">
              <text:p text:style-name="Table_20_Contents"><text:bookmark text:name=":p21"/>Mon, Apr 19, 4:35 PM (4 days ago)</text:p>
            </table:table-cell>
          </table:table-row>
        </table:table>
      </text:section>
      <table:table table:name="Table74" table:style-name="Table74">
        <table:table-column table:style-name="Table74.A"/>
        <table:table-column table:style-name="Table74.B"/>
        <table:table-row>
          <table:table-cell table:style-name="Table74.A1" office:value-type="string">
            <text:p text:style-name="P22"/>
          </table:table-cell>
          <table:table-cell table:style-name="Table74.A1" office:value-type="string">
            <text:p text:style-name="P22"/>
          </table:table-cell>
        </table:table-row>
      </table:table>
      <table:table table:name="Table75" table:style-name="Table75">
        <table:table-column table:style-name="Table75.A"/>
        <table:table-row>
          <table:table-cell table:style-name="Table75.A1" office:value-type="string">
            <table:table table:name="Table76" table:style-name="Table76">
              <table:table-column table:style-name="Table76.A"/>
              <table:table-row>
                <table:table-cell table:style-name="Table76.A1" office:value-type="string">
                  <text:p text:style-name="Table_20_Contents">to me </text:p>
                  <text:section text:style-name="Sect1" text:name="Section16">
                    <text:p text:style-name="P22"><text:bookmark text:name=":t11"/><draw:frame draw:style-name="fr1" draw:name="Image24" text:anchor-type="as-char" svg:width="0.0161in" svg:height="0.0161in" draw:z-index="23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22"/>
          </table:table-cell>
        </table:table-row>
      </table:table>
      <text:section text:style-name="Sect1" text:name="Section17">
        <text:p text:style-name="Text_20_body"><text:bookmark text:name=":o4"/></text:p>
      </text:section>
      <text:section text:style-name="Sect1" text:name="Section18">
        <text:p text:style-name="Text_20_body"><text:bookmark text:name=":t21"/></text:p>
      </text:section>
      <text:section text:style-name="Sect1" text:name="Section19">
        <text:p text:style-name="Text_20_body"><text:bookmark text:name=":pj"/></text:p>
        <text:section text:style-name="Sect1" text:name="Section20">
          <text:p text:style-name="P2"><text:bookmark text:name=":pi"/>Hi Harry Li,<text:line-break/><text:line-break/>Your cloud recording is now available.<text:line-break/><text:line-break/>Topic: SP21: CMPE-242 Sec 01 - Embedded HW Design<text:line-break/><text:soft-page-break/>Date: Apr 19, 2021 03:00 PM Pacific Time (US and Canada)<text:line-break/> <text:line-break/><text:line-break/>Copy the link below to share this recording with viewers:<text:line-break/><text:a xlink:type="simple" xlink:href="https://sjsu.zoom.us/rec/share/FFhLXKasXevVZbXerkDmq2e1RMsnzBF9C_3yQEcJDIPm2GzWKeMVVi82aBuWDOhD.Hc6P6H8b8AIBkCVt" office:target-frame-name="_blank" xlink:show="new" text:style-name="Internet_20_link" text:visited-style-name="Visited_20_Internet_20_Link">https://sjsu.zoom.us/rec/</text:a> Passcode: ^9n$gHQ5 <text:line-break/><text:line-break/><text:line-break/>Thank you for choosing Zoom.<text:line-break/>-The Zoom Team </text:p>
        </text:section>
      </text:section>
      <text:p text:style-name="P20"/>
      <text:p text:style-name="P12"/>
      <text:p text:style-name="P21">Analog Sensor Interface Design <text:span text:style-name="T3">and opAmps </text:span></text:p>
      <text:p text:style-name="P21"/>
      <text:h text:style-name="P37" text:outline-level="2"><text:bookmark text:name=":ny1"/>Cloud Recording - SP21: CMPE-242 Sec 01 - Embedded HW Design is now available</text:h>
      <text:section text:style-name="Sect1" text:name="Section21">
        <text:p text:style-name="Text_20_body"><text:bookmark text:name=":nt2"/></text:p>
      </text:section>
      <text:p text:style-name="P3">Inbox</text:p>
      <text:section text:style-name="Sect1" text:name="Section22">
        <text:p text:style-name="P2"><text:bookmark text:name=":o9"/><draw:frame draw:style-name="fr1" draw:name="Image2" text:anchor-type="as-char" svg:width="0.3335in" svg:height="0.3335in" draw:z-index="24"><draw:image xlink:href="Pictures/100002010000002000000020E12E0C256CB2798B.png" xlink:type="simple" xlink:show="embed" xlink:actuate="onLoad" loext:mime-type="image/png"/></draw:frame><text:bookmark text:name=":mm_10-e1"/></text:p>
        <table:table table:name="Table77" table:style-name="Table77">
          <table:table-column table:style-name="Table77.A"/>
          <table:table-column table:style-name="Table77.B"/>
          <table:table-row>
            <table:table-cell table:style-name="Table77.A1" office:value-type="string">
              <table:table table:name="Table78" table:style-name="Table78">
                <table:table-column table:style-name="Table78.A"/>
                <table:table-row>
                  <table:table-cell table:style-name="Table78.A1" office:value-type="string">
                    <text:h text:style-name="Heading_20_3" text:outline-level="3">Zoom </text:h>
                  </table:table-cell>
                </table:table-row>
              </table:table>
              <text:p text:style-name="P22"/>
            </table:table-cell>
            <table:table-cell table:style-name="Table77.A1" office:value-type="string">
              <text:p text:style-name="Table_20_Contents"><text:bookmark text:name=":t71"/>Wed, Apr 14, 4:46 PM (9 days ago)</text:p>
            </table:table-cell>
          </table:table-row>
        </table:table>
      </text:section>
      <table:table table:name="Table79" table:style-name="Table79">
        <table:table-column table:style-name="Table79.A"/>
        <table:table-column table:style-name="Table79.B"/>
        <table:table-row>
          <table:table-cell table:style-name="Table79.A1" office:value-type="string">
            <text:p text:style-name="P22"/>
          </table:table-cell>
          <table:table-cell table:style-name="Table79.A1" office:value-type="string">
            <text:p text:style-name="P22"/>
          </table:table-cell>
        </table:table-row>
      </table:table>
      <table:table table:name="Table80" table:style-name="Table80">
        <table:table-column table:style-name="Table80.A"/>
        <table:table-row>
          <table:table-cell table:style-name="Table80.A1" office:value-type="string">
            <table:table table:name="Table81" table:style-name="Table81">
              <table:table-column table:style-name="Table81.A"/>
              <table:table-row>
                <table:table-cell table:style-name="Table81.A1" office:value-type="string">
                  <text:p text:style-name="Table_20_Contents">to me </text:p>
                  <text:section text:style-name="Sect1" text:name="Section23">
                    <text:p text:style-name="P22"><text:bookmark text:name=":t02"/><draw:frame draw:style-name="fr1" draw:name="Image25" text:anchor-type="as-char" svg:width="0.0161in" svg:height="0.0161in" draw:z-index="25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22"/>
          </table:table-cell>
        </table:table-row>
      </table:table>
      <text:section text:style-name="Sect1" text:name="Section24">
        <text:p text:style-name="Text_20_body"><text:bookmark text:name=":o8"/></text:p>
      </text:section>
      <text:section text:style-name="Sect1" text:name="Section25">
        <text:p text:style-name="Text_20_body"><text:bookmark text:name=":sz1"/></text:p>
      </text:section>
      <text:section text:style-name="Sect1" text:name="Section26">
        <text:p text:style-name="Text_20_body"><text:bookmark text:name=":ou"/></text:p>
        <text:section text:style-name="Sect1" text:name="Section27">
          <text:p text:style-name="P2"><text:bookmark text:name=":ov"/>Hi Harry Li,<text:line-break/><text:line-break/>Your cloud recording is now available.<text:line-break/><text:line-break/>Topic: SP21: CMPE-242 Sec 01 - Embedded HW Design<text:line-break/>Date: Apr 14, 2021 02:54 PM Pacific Time (US and Canada)<text:line-break/> <text:line-break/><text:line-break/>Copy the link below to share this recording with viewers:<text:line-break/><text:a xlink:type="simple" xlink:href="https://sjsu.zoom.us/rec/share/6h2Mv84hIIFt5QdzFkSP4B4H2w4uK1Vd-6PTCCHeeR3vNXRgNJdEKm2tcw6cBuYK.U-3mjQ-IigZGrRmt" office:target-frame-name="_blank" xlink:show="new" text:style-name="Internet_20_link" text:visited-style-name="Visited_20_Internet_20_Link">https://sjsu.zoom.us/rec/</text:a> Passcode: j%=81$+f <text:line-break/><text:line-break/><text:line-break/>Thank you for choosing Zoom.<text:line-break/>-The Zoom Team </text:p>
        </text:section>
      </text:section>
      <text:p text:style-name="P21"/>
      <text:p text:style-name="P12"/>
      <text:p text:style-name="P21"><text:soft-page-break/>Analog Sensor Interface Design <text:span text:style-name="T3">and opAmps </text:span></text:p>
      <text:h text:style-name="P37" text:outline-level="2"><text:bookmark text:name=":ph"/>Cloud Recording - SP21: CMPE-242 Sec 01 - Embedded HW Design is now available</text:h>
      <text:section text:style-name="Sect1" text:name="Section28">
        <text:p text:style-name="Text_20_body"><text:bookmark text:name=":o41"/></text:p>
      </text:section>
      <text:p text:style-name="P3">Inbox</text:p>
      <text:section text:style-name="Sect1" text:name="Section29">
        <text:p text:style-name="P2"><text:bookmark text:name=":o0"/><draw:frame draw:style-name="fr1" draw:name="Image3" text:anchor-type="as-char" svg:width="0.3335in" svg:height="0.3335in" draw:z-index="26"><draw:image xlink:href="Pictures/100002010000002000000020E12E0C256CB2798B.png" xlink:type="simple" xlink:show="embed" xlink:actuate="onLoad" loext:mime-type="image/png"/></draw:frame><text:bookmark text:name=":mm_12-e"/></text:p>
        <table:table table:name="Table82" table:style-name="Table82">
          <table:table-column table:style-name="Table82.A"/>
          <table:table-column table:style-name="Table82.B"/>
          <table:table-row>
            <table:table-cell table:style-name="Table82.A1" office:value-type="string">
              <table:table table:name="Table83" table:style-name="Table83">
                <table:table-column table:style-name="Table83.A"/>
                <table:table-row>
                  <table:table-cell table:style-name="Table83.A1" office:value-type="string">
                    <text:h text:style-name="Heading_20_3" text:outline-level="3">Zoom </text:h>
                  </table:table-cell>
                </table:table-row>
              </table:table>
              <text:p text:style-name="P22"/>
            </table:table-cell>
            <table:table-cell table:style-name="Table82.A1" office:value-type="string">
              <text:p text:style-name="Table_20_Contents"><text:bookmark text:name=":p9"/>Mon, Apr 12, 4:31 PM (11 days ago)</text:p>
            </table:table-cell>
          </table:table-row>
        </table:table>
      </text:section>
      <table:table table:name="Table84" table:style-name="Table84">
        <table:table-column table:style-name="Table84.A"/>
        <table:table-column table:style-name="Table84.B"/>
        <table:table-row>
          <table:table-cell table:style-name="Table84.A1" office:value-type="string">
            <text:p text:style-name="P22"/>
          </table:table-cell>
          <table:table-cell table:style-name="Table84.A1" office:value-type="string">
            <text:p text:style-name="P22"/>
          </table:table-cell>
        </table:table-row>
      </table:table>
      <table:table table:name="Table85" table:style-name="Table85">
        <table:table-column table:style-name="Table85.A"/>
        <table:table-row>
          <table:table-cell table:style-name="Table85.A1" office:value-type="string">
            <table:table table:name="Table86" table:style-name="Table86">
              <table:table-column table:style-name="Table86.A"/>
              <table:table-row>
                <table:table-cell table:style-name="Table86.A1" office:value-type="string">
                  <text:p text:style-name="Table_20_Contents">to me </text:p>
                  <text:section text:style-name="Sect1" text:name="Section30">
                    <text:p text:style-name="P22"><text:bookmark text:name=":t12"/><draw:frame draw:style-name="fr1" draw:name="Image26" text:anchor-type="as-char" svg:width="0.0161in" svg:height="0.0161in" draw:z-index="27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22"/>
          </table:table-cell>
        </table:table-row>
      </table:table>
      <text:section text:style-name="Sect1" text:name=":oc">
        <text:p text:style-name="Text_20_body"/>
      </text:section>
      <text:section text:style-name="Sect1" text:name="Section31">
        <text:p text:style-name="Text_20_body"><text:bookmark text:name=":t22"/></text:p>
      </text:section>
      <text:section text:style-name="Sect1" text:name=":oo">
        <text:p text:style-name="Text_20_body"/>
        <text:section text:style-name="Sect1" text:name=":op">
          <text:p text:style-name="P2">Hi Harry Li,<text:line-break/><text:line-break/>Your cloud recording is now available.<text:line-break/><text:line-break/>Topic: SP21: CMPE-242 Sec 01 - Embedded HW Design<text:line-break/>Date: Apr 12, 2021 02:58 PM Pacific Time (US and Canada)<text:line-break/> <text:line-break/><text:line-break/>Copy the link below to share this recording with viewers:<text:line-break/><text:a xlink:type="simple" xlink:href="https://sjsu.zoom.us/rec/share/pGhrusYDDl4aExT5VL7CArP0HCo_6Kc4FyX-6n8bPYFjZcsxuf56qbSDfqevF_fZ.-EJ7ZKNe3AriCNxV" office:target-frame-name="_blank" xlink:show="new" text:style-name="Internet_20_link" text:visited-style-name="Visited_20_Internet_20_Link">https://sjsu.zoom.us/rec/</text:a> Passcode: C50c#SWU <text:line-break/><text:line-break/><text:line-break/>Thank you for choosing Zoom.<text:line-break/>-The Zoom Team </text:p>
        </text:section>
      </text:section>
      <text:p text:style-name="P21"/>
      <text:p text:style-name="P12"/>
      <text:p text:style-name="P12"/>
      <text:p text:style-name="P12"/>
      <text:p text:style-name="P17">LSM303 I2C Interface</text:p>
      <text:p text:style-name="P17"/>
      <text:h text:style-name="P33" text:outline-level="2"><text:bookmark text:name=":ob"/>Cloud Recording - SP21: CMPE-242 Sec 01 - Embedded HW Design is now available</text:h>
      <text:section text:style-name="Sect1" text:name=":tf">
        <text:p text:style-name="Text_20_body"/>
      </text:section>
      <text:p text:style-name="P3">Inbox</text:p>
      <text:section text:style-name="Sect1" text:name=":o3">
        <text:p text:style-name="P2"><draw:frame draw:style-name="fr1" draw:name="Image4" text:anchor-type="as-char" svg:width="0.3335in" svg:height="0.3335in" draw:z-index="4"><draw:image xlink:href="Pictures/100002010000002000000020E12E0C256CB2798B.png" xlink:type="simple" xlink:show="embed" xlink:actuate="onLoad" loext:mime-type="image/png"/></draw:frame><text:bookmark text:name=":mm_8-e"/></text:p>
        <table:table table:name="Table57" table:style-name="Table57">
          <table:table-column table:style-name="Table57.A"/>
          <table:table-column table:style-name="Table57.B"/>
          <text:soft-page-break/>
          <table:table-row>
            <table:table-cell table:style-name="Table57.A1" office:value-type="string">
              <table:table table:name="Table58" table:style-name="Table58">
                <table:table-column table:style-name="Table58.A"/>
                <table:table-row>
                  <table:table-cell table:style-name="Table58.A1" office:value-type="string">
                    <text:h text:style-name="Heading_20_3" text:outline-level="3">Zoom </text:h>
                  </table:table-cell>
                </table:table-row>
              </table:table>
              <text:p text:style-name="P22"/>
            </table:table-cell>
            <table:table-cell table:style-name="Table57.A1" office:value-type="string">
              <text:p text:style-name="Table_20_Contents"><text:bookmark text:name=":p2"/>Wed, Apr 7, 4:48 PM (4 days ago)</text:p>
            </table:table-cell>
          </table:table-row>
        </table:table>
      </text:section>
      <table:table table:name="Table59" table:style-name="Table59">
        <table:table-column table:style-name="Table59.A"/>
        <table:table-column table:style-name="Table59.B"/>
        <table:table-row>
          <table:table-cell table:style-name="Table59.A1" office:value-type="string">
            <text:p text:style-name="P22"/>
          </table:table-cell>
          <table:table-cell table:style-name="Table59.A1" office:value-type="string">
            <text:p text:style-name="P22"/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able:table table:name="Table61" table:style-name="Table61">
              <table:table-column table:style-name="Table61.A"/>
              <table:table-row>
                <table:table-cell table:style-name="Table61.A1" office:value-type="string">
                  <text:p text:style-name="Table_20_Contents">to me </text:p>
                  <text:section text:style-name="Sect1" text:name="Section5">
                    <text:p text:style-name="P22"><text:bookmark text:name=":t1"/><draw:frame draw:style-name="fr1" draw:name="Image20" text:anchor-type="as-char" svg:width="0.0161in" svg:height="0.0161in" draw:z-index="5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22"/>
          </table:table-cell>
        </table:table-row>
      </table:table>
      <text:section text:style-name="Sect1" text:name=":o4">
        <text:p text:style-name="Text_20_body"/>
      </text:section>
      <text:section text:style-name="Sect1" text:name=":t2">
        <text:p text:style-name="Text_20_body"/>
      </text:section>
      <text:section text:style-name="Sect1" text:name=":pj">
        <text:p text:style-name="Text_20_body"/>
        <text:section text:style-name="Sect1" text:name=":pi">
          <text:p text:style-name="P2">Hi Harry Li,<text:line-break/><text:line-break/>Your cloud recording is now available.<text:line-break/><text:line-break/>Topic: SP21: CMPE-242 Sec 01 - Embedded HW Design<text:line-break/>Date: Apr 7, 2021 02:47 PM Pacific Time (US and Canada)<text:line-break/> <text:line-break/><text:line-break/>Copy the link below to share this recording with viewers:<text:line-break/><text:a xlink:type="simple" xlink:href="https://sjsu.zoom.us/rec/share/iEmZFQ5mWy4sNrpfrud2CiDL5I-IU-GB5e9Lt6Uh9hWHCIR-DhCkRnZrjzc0GTpO.v9qJJDa_JBCHIXiD" office:target-frame-name="_blank" xlink:show="new" text:style-name="Internet_20_link" text:visited-style-name="Visited_20_Internet_20_Link">https://sjsu.zoom.us/rec/</text:a> Passcode: !NRWA1aB <text:line-break/><text:line-break/><text:line-break/>Thank you for choosing Zoom.<text:line-break/>-The Zoom Team </text:p>
        </text:section>
      </text:section>
      <text:p text:style-name="P17"/>
      <text:p text:style-name="P12"/>
      <text:p text:style-name="P18">IoT Sensor Interface Introduction, LSM303, I2C</text:p>
      <text:h text:style-name="P34" text:outline-level="2"><text:bookmark text:name=":ny"/>Cloud Recording - SP21: CMPE-242 Sec 01 - Embedded HW Design is now available</text:h>
      <text:section text:style-name="Sect1" text:name="Section6">
        <text:p text:style-name="Text_20_body"><text:bookmark text:name=":nt"/></text:p>
      </text:section>
      <text:p text:style-name="P3">Inbox</text:p>
      <text:section text:style-name="Sect1" text:name=":o9">
        <text:p text:style-name="P2"><draw:frame draw:style-name="fr1" draw:name="Image5" text:anchor-type="as-char" svg:width="0.3335in" svg:height="0.3335in" draw:z-index="32"><draw:image xlink:href="Pictures/100002010000002000000020E12E0C256CB2798B.png" xlink:type="simple" xlink:show="embed" xlink:actuate="onLoad" loext:mime-type="image/png"/></draw:frame><text:bookmark text:name=":mm_10-e"/></text:p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able:table table:name="Table63" table:style-name="Table63">
                <table:table-column table:style-name="Table63.A"/>
                <table:table-row>
                  <table:table-cell table:style-name="Table63.A1" office:value-type="string">
                    <text:h text:style-name="Heading_20_3" text:outline-level="3">Zoom </text:h>
                  </table:table-cell>
                </table:table-row>
              </table:table>
              <text:p text:style-name="P22"/>
            </table:table-cell>
            <table:table-cell table:style-name="Table62.A1" office:value-type="string">
              <text:p text:style-name="Table_20_Contents"><text:bookmark text:name=":t7"/>Mon, Apr 5, 4:33 PM (6 days ago)</text:p>
            </table:table-cell>
          </table:table-row>
        </table:table>
      </text:section>
      <table:table table:name="Table64" table:style-name="Table64">
        <table:table-column table:style-name="Table64.A"/>
        <table:table-column table:style-name="Table64.B"/>
        <table:table-row>
          <table:table-cell table:style-name="Table64.A1" office:value-type="string">
            <text:p text:style-name="P22"/>
          </table:table-cell>
          <table:table-cell table:style-name="Table64.A1" office:value-type="string">
            <text:p text:style-name="P22"/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able:table table:name="Table66" table:style-name="Table66">
              <table:table-column table:style-name="Table66.A"/>
              <table:table-row>
                <table:table-cell table:style-name="Table66.A1" office:value-type="string">
                  <text:p text:style-name="Table_20_Contents">to me </text:p>
                  <text:section text:style-name="Sect1" text:name="Section7">
                    <text:p text:style-name="P22"><text:bookmark text:name=":t0"/><draw:frame draw:style-name="fr1" draw:name="Image21" text:anchor-type="as-char" svg:width="0.0161in" svg:height="0.0161in" draw:z-index="33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22"/>
          </table:table-cell>
        </table:table-row>
      </table:table>
      <text:section text:style-name="Sect1" text:name=":o8">
        <text:p text:style-name="Text_20_body"/>
      </text:section>
      <text:section text:style-name="Sect1" text:name=":sz">
        <text:p text:style-name="Text_20_body"/>
      </text:section>
      <text:section text:style-name="Sect1" text:name=":ou">
        <text:p text:style-name="Text_20_body"/>
        <text:section text:style-name="Sect1" text:name=":ov">
          <text:p text:style-name="P2">Hi Harry Li,<text:line-break/><text:line-break/>Your cloud recording is now available.<text:line-break/><text:line-break/><text:soft-page-break/>Topic: SP21: CMPE-242 Sec 01 - Embedded HW Design<text:line-break/>Date: Apr 5, 2021 02:55 PM Pacific Time (US and Canada)<text:line-break/> <text:line-break/><text:line-break/>Copy the link below to share this recording with viewers:<text:line-break/><text:a xlink:type="simple" xlink:href="https://sjsu.zoom.us/rec/share/nep0-aBZlxvZyOv6Z9t9bHetvgBPPBdW0h-dcZ8aa6x1kKGTXPl5DIPHYAJCoCqy.4axqP6CCLKNoyzCr" office:target-frame-name="_blank" xlink:show="new" text:style-name="Internet_20_link" text:visited-style-name="Visited_20_Internet_20_Link">https://sjsu.zoom.us/rec/</text:a> Passcode: L?4gZH8E <text:line-break/><text:line-break/><text:line-break/>Thank you for choosing Zoom.<text:line-break/>-The Zoom Team </text:p>
        </text:section>
      </text:section>
      <text:p text:style-name="P18"/>
      <text:p text:style-name="P12"/>
      <text:p text:style-name="P12"/>
      <text:p text:style-name="P12"/>
      <text:p text:style-name="P16">Review</text:p>
      <text:p text:style-name="P16"/>
      <text:h text:style-name="P32" text:outline-level="2"><text:bookmark text:name=":15m"/>Cloud Recording - SP21: CMPE-242 Sec 01 - Embedded HW Design is now available</text:h>
      <text:section text:style-name="Sect1" text:name=":1cv">
        <text:p text:style-name="Text_20_body"/>
      </text:section>
      <text:p text:style-name="P3">Inbox</text:p>
      <text:section text:style-name="Sect1" text:name=":14s">
        <text:p text:style-name="P2"><draw:frame draw:style-name="fr1" draw:name=":mn" text:anchor-type="as-char" svg:width="0.3335in" svg:height="0.3335in" draw:z-index="6"><draw:image xlink:href="Pictures/100002010000002000000020E12E0C256CB2798B.png" xlink:type="simple" xlink:show="embed" xlink:actuate="onLoad" loext:mime-type="image/png"/></draw:frame><text:bookmark text:name=":mn_83-e"/></text:p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able:table table:name="Table43" table:style-name="Table43">
                <table:table-column table:style-name="Table43.A"/>
                <table:table-row>
                  <table:table-cell table:style-name="Table43.A1" office:value-type="string">
                    <text:h text:style-name="Heading_20_3" text:outline-level="3">Zoom </text:h>
                  </table:table-cell>
                </table:table-row>
              </table:table>
              <text:p text:style-name="P22"/>
            </table:table-cell>
            <table:table-cell table:style-name="Table42.A1" office:value-type="string">
              <text:p text:style-name="Table_20_Contents"><text:bookmark text:name=":154"/>4:46 PM (5 hours ago)</text:p>
            </table:table-cell>
          </table:table-row>
        </table:table>
      </text:section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P22"/>
          </table:table-cell>
          <table:table-cell table:style-name="Table44.A1" office:value-type="string">
            <text:p text:style-name="P22"/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able:table table:name="Table46" table:style-name="Table46">
              <table:table-column table:style-name="Table46.A"/>
              <table:table-row>
                <table:table-cell table:style-name="Table46.A1" office:value-type="string">
                  <text:p text:style-name="Table_20_Contents">to me </text:p>
                  <text:section text:style-name="Sect1" text:name=":1e1">
                    <text:p text:style-name="P22"><draw:frame draw:style-name="fr1" draw:name="Image19" text:anchor-type="as-char" svg:width="0.0161in" svg:height="0.0161in" draw:z-index="7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22"/>
          </table:table-cell>
        </table:table-row>
      </table:table>
      <text:section text:style-name="Sect1" text:name=":14n">
        <text:p text:style-name="Text_20_body"/>
      </text:section>
      <text:section text:style-name="Sect1" text:name=":1e2">
        <text:p text:style-name="Text_20_body"/>
      </text:section>
      <text:section text:style-name="Sect1" text:name=":14h">
        <text:p text:style-name="Text_20_body"/>
        <text:section text:style-name="Sect1" text:name=":14o">
          <text:p text:style-name="P2">Hi Harry Li,<text:line-break/><text:line-break/>Your cloud recording is now available.<text:line-break/><text:line-break/>Topic: SP21: CMPE-242 Sec 01 - Embedded HW Design<text:line-break/>Date: <text:span text:style-name="T1">Mar 22, 2021 </text:span>02:56 PM Pacific Time (US and Canada)<text:line-break/> <text:line-break/>Copy the link below to share this recording with viewers:<text:line-break/><text:a xlink:type="simple" xlink:href="https://sjsu.zoom.us/rec/share/BEvW2Wqh-6wir9PFxoezNn3MqPozzFFkAaBcWbv0OU8zEdMWIB_C_F_K3b1Jvq8q.y5IhAFtADTxeTOQU" office:target-frame-name="_blank" xlink:show="new" text:style-name="Internet_20_link" text:visited-style-name="Visited_20_Internet_20_Link">https://sjsu.zoom.us/rec/</text:a> Passcode: 5qs@aMMk <text:line-break/><text:line-break/><text:line-break/>Thank you for choosing Zoom.<text:line-break/>-The Zoom Team </text:p>
        </text:section>
      </text:section>
      <text:p text:style-name="P16"><text:soft-page-break/></text:p>
      <text:p text:style-name="P14"/>
      <text:p text:style-name="P14"/>
      <text:p text:style-name="P14">PWM driver and Duty Cycle</text:p>
      <text:p text:style-name="P14"/>
      <text:h text:style-name="P31" text:outline-level="2"><text:bookmark text:name=":o2"/>Cloud Recording - SP21: CMPE-242 Sec 01 - Embedded HW Design is now available</text:h>
      <text:section text:style-name="Sect1" text:name="Section4">
        <text:p text:style-name="Text_20_body"><text:bookmark text:name=":pb1"/></text:p>
      </text:section>
      <text:p text:style-name="P3">Inbox</text:p>
      <text:section text:style-name="Sect1" text:name=":nv">
        <text:p text:style-name="P2"><draw:frame draw:style-name="fr1" draw:name="Image6" text:anchor-type="as-char" svg:width="0.3335in" svg:height="0.3335in" draw:z-index="8"><draw:image xlink:href="Pictures/100002010000002000000020E12E0C256CB2798B.png" xlink:type="simple" xlink:show="embed" xlink:actuate="onLoad" loext:mime-type="image/png"/></draw:frame><text:bookmark text:name=":mn_6-e"/></text:p>
        <table:table table:name="Table52" table:style-name="Table52">
          <table:table-column table:style-name="Table52.A"/>
          <table:table-column table:style-name="Table52.B"/>
          <table:table-row>
            <table:table-cell table:style-name="Table52.A1" office:value-type="string">
              <table:table table:name="Table53" table:style-name="Table53">
                <table:table-column table:style-name="Table53.A"/>
                <table:table-row>
                  <table:table-cell table:style-name="Table53.A1" office:value-type="string">
                    <text:h text:style-name="Heading_20_3" text:outline-level="3">Zoom </text:h>
                  </table:table-cell>
                </table:table-row>
              </table:table>
              <text:p text:style-name="P22"/>
            </table:table-cell>
            <table:table-cell table:style-name="Table52.A1" office:value-type="string">
              <text:p text:style-name="P23"><text:bookmark text:name=":nq"/>Wed, Mar 17, 4:28 PM (22 hours ago)</text:p>
            </table:table-cell>
          </table:table-row>
        </table:table>
      </text:section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P22"/>
          </table:table-cell>
          <table:table-cell table:style-name="Table54.A1" office:value-type="string">
            <text:p text:style-name="P22"/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able:table table:name="Table56" table:style-name="Table56">
              <table:table-column table:style-name="Table56.A"/>
              <table:table-row>
                <table:table-cell table:style-name="Table56.A1" office:value-type="string">
                  <text:p text:style-name="Table_20_Contents">to me </text:p>
                  <text:section text:style-name="Sect1" text:name=":t1">
                    <text:p text:style-name="P22"><draw:frame draw:style-name="fr1" draw:name="Image18" text:anchor-type="as-char" svg:width="0.0161in" svg:height="0.0161in" draw:z-index="9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22"/>
          </table:table-cell>
        </table:table-row>
      </table:table>
      <text:section text:style-name="Sect1" text:name=":nu">
        <text:p text:style-name="Text_20_body"/>
      </text:section>
      <text:section text:style-name="Sect1" text:name=":t0">
        <text:p text:style-name="Text_20_body"/>
      </text:section>
      <text:section text:style-name="Sect1" text:name=":ns">
        <text:p text:style-name="Text_20_body"/>
        <text:section text:style-name="Sect1" text:name=":nt">
          <text:p text:style-name="P2">Hi Harry Li,<text:line-break/><text:line-break/>Your cloud recording is now available.<text:line-break/><text:line-break/>Topic: SP21: CMPE-242 Sec 01 - Embedded HW Design<text:line-break/>Date: Mar 17, 2021 02:56 PM Pacific Time (US and Canada)<text:line-break/> <text:line-break/>Copy the link below to share this recording with viewers:<text:line-break/><text:a xlink:type="simple" xlink:href="https://sjsu.zoom.us/rec/share/kRGJN8R-7w-h-kdfn3lIGbnJ1yXmjzYRYwDUAcP0TXM6LQCwAgCoa2lqKBSC9bfB.qLIhufwqBGIUliLL" office:target-frame-name="_blank" xlink:show="new" text:style-name="Internet_20_link" text:visited-style-name="Visited_20_Internet_20_Link">https://sjsu.zoom.us/rec/</text:a> Passcode: g9A*.#77 <text:line-break/><text:line-break/><text:line-break/>Thank you for choosing Zoom.<text:line-break/>-The Zoom Team </text:p>
        </text:section>
      </text:section>
      <text:p text:style-name="P14"/>
      <text:p text:style-name="P12"/>
      <text:p text:style-name="P12"/>
      <text:p text:style-name="P12"/>
      <text:p text:style-name="P13">PID and PWM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PID </text:p>
      <text:h text:style-name="P30" text:outline-level="2"><text:bookmark text:name=":t2"/><text:soft-page-break/>Cloud Recording - SP21: CMPE-242 Sec 01 - Embedded HW Design is now available</text:h>
      <text:section text:style-name="Sect1" text:name=":sy">
        <text:p text:style-name="Text_20_body"/>
      </text:section>
      <text:p text:style-name="P3">Inbox</text:p>
      <text:section text:style-name="Sect1" text:name=":si">
        <text:p text:style-name="P2"><draw:frame draw:style-name="fr1" draw:name="Image7" text:anchor-type="as-char" svg:width="0.3335in" svg:height="0.3335in" draw:z-index="10"><draw:image xlink:href="Pictures/100002010000002000000020E12E0C256CB2798B.png" xlink:type="simple" xlink:show="embed" xlink:actuate="onLoad" loext:mime-type="image/png"/></draw:frame><text:bookmark text:name=":mn_26-e"/></text:p>
        <table:table table:name="Table47" table:style-name="Table47">
          <table:table-column table:style-name="Table47.A"/>
          <table:table-column table:style-name="Table47.B"/>
          <table:table-row>
            <table:table-cell table:style-name="Table47.A1" office:value-type="string">
              <table:table table:name="Table48" table:style-name="Table48">
                <table:table-column table:style-name="Table48.A"/>
                <table:table-row>
                  <table:table-cell table:style-name="Table48.A1" office:value-type="string">
                    <text:h text:style-name="Heading_20_3" text:outline-level="3">Zoom </text:h>
                  </table:table-cell>
                </table:table-row>
              </table:table>
              <text:p text:style-name="P22"/>
            </table:table-cell>
            <table:table-cell table:style-name="Table47.A1" office:value-type="string">
              <text:p text:style-name="P23"><text:bookmark text:name=":sd"/>Wed, Mar 10, 4:47 PM (6 days ago)</text:p>
            </table:table-cell>
          </table:table-row>
        </table:table>
      </text:section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P22"/>
          </table:table-cell>
          <table:table-cell table:style-name="Table49.A1" office:value-type="string">
            <text:p text:style-name="P22"/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able:table table:name="Table51" table:style-name="Table51">
              <table:table-column table:style-name="Table51.A"/>
              <table:table-row>
                <table:table-cell table:style-name="Table51.A1" office:value-type="string">
                  <text:p text:style-name="Table_20_Contents">to me </text:p>
                  <text:section text:style-name="Sect1" text:name=":s3">
                    <text:p text:style-name="P22"><draw:frame draw:style-name="fr1" draw:name="Image16" text:anchor-type="as-char" svg:width="0.0161in" svg:height="0.0161in" draw:z-index="11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22"/>
          </table:table-cell>
        </table:table-row>
      </table:table>
      <text:section text:style-name="Sect1" text:name=":sh">
        <text:p text:style-name="Text_20_body"/>
      </text:section>
      <text:section text:style-name="Sect1" text:name=":s4">
        <text:p text:style-name="Text_20_body"/>
      </text:section>
      <text:section text:style-name="Sect1" text:name=":sf">
        <text:p text:style-name="Text_20_body"/>
        <text:section text:style-name="Sect1" text:name=":sg">
          <text:p text:style-name="P2">Hi Harry Li,<text:line-break/><text:line-break/>Your cloud recording is now available.<text:line-break/><text:line-break/>Topic: SP21: CMPE-242 Sec 01 - Embedded HW Design<text:line-break/>Date: Mar 10, 2021 02:58 PM Pacific Time (US and Canada)<text:line-break/> <text:line-break/><text:line-break/>Copy the link below to share this recording with viewers:<text:line-break/><text:a xlink:type="simple" xlink:href="https://sjsu.zoom.us/rec/share/EUVSofd3T_-HzraGIHa8TRQuuCJVJOM4__e8cgFxpa1UEJvDVqDwORA5HwNClfys.daMJ9jh685CyxxGO" office:target-frame-name="_blank" xlink:show="new" text:style-name="Internet_20_link" text:visited-style-name="Visited_20_Internet_20_Link">https://sjsu.zoom.us/rec/</text:a> Passcode: JCa1t*R. <text:line-break/><text:line-break/><text:line-break/>Thank you for choosing Zoom.<text:line-break/>-The Zoom Team </text:p>
        </text:section>
      </text:section>
      <text:p text:style-name="P13"/>
      <text:p text:style-name="P12"/>
      <text:p text:style-name="P12"/>
      <text:p text:style-name="P12"/>
      <text:p text:style-name="P12">CMPE242 Spring 2021</text:p>
      <text:p text:style-name="P8"/>
      <text:p text:style-name="P8"/>
      <text:p text:style-name="P12">PID Controller, LoG, and Examples, <text:span text:style-name="T2">Controller, kernel and convolution </text:span></text:p>
      <text:p text:style-name="P8"/>
      <text:p text:style-name="P8"/>
      <text:h text:style-name="P28" text:outline-level="2"><text:bookmark text:name=":19g"/>Cloud Recording - SP21: CMPE-242 Sec 01 - Embedded HW Design is now available</text:h>
      <text:section text:style-name="Sect1" text:name=":19l">
        <text:p text:style-name="Text_20_body"/>
      </text:section>
      <text:p text:style-name="P3">Inbox</text:p>
      <text:section text:style-name="Sect1" text:name=":18m">
        <text:p text:style-name="P2"><text:soft-page-break/><draw:frame draw:style-name="fr1" draw:name="Image8" text:anchor-type="as-char" svg:width="0.3335in" svg:height="0.3335in" draw:z-index="12"><draw:image xlink:href="Pictures/100002010000002000000020E12E0C256CB2798B.png" xlink:type="simple" xlink:show="embed" xlink:actuate="onLoad" loext:mime-type="image/png"/></draw:frame><text:bookmark text:name=":mn_20-e"/></text:p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able:table table:name="Table32" table:style-name="Table32">
                <table:table-column table:style-name="Table32.A"/>
                <table:table-row>
                  <table:table-cell table:style-name="Table32.A1" office:value-type="string">
                    <text:h text:style-name="Heading_20_3" text:outline-level="3">Zoom </text:h>
                  </table:table-cell>
                </table:table-row>
              </table:table>
              <text:p text:style-name="P22"/>
            </table:table-cell>
            <table:table-cell table:style-name="Table31.A1" office:value-type="string">
              <text:p text:style-name="Table_20_Contents"><text:bookmark text:name=":18r"/>4:27 PM (15 minutes ago)</text:p>
            </table:table-cell>
          </table:table-row>
        </table:table>
      </text:section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22"/>
          </table:table-cell>
          <table:table-cell table:style-name="Table33.A1" office:value-type="string">
            <text:p text:style-name="P22"/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Table_20_Contents">to me </text:p>
                  <text:section text:style-name="Sect1" text:name=":18h">
                    <text:p text:style-name="P22"><draw:frame draw:style-name="fr1" draw:name="Image10" text:anchor-type="as-char" svg:width="0.0161in" svg:height="0.0161in" draw:z-index="13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22"/>
          </table:table-cell>
        </table:table-row>
      </table:table>
      <text:section text:style-name="Sect1" text:name=":196">
        <text:p text:style-name="Text_20_body"/>
      </text:section>
      <text:section text:style-name="Sect1" text:name=":17l">
        <text:p text:style-name="Text_20_body"/>
      </text:section>
      <text:section text:style-name="Sect1" text:name=":16n">
        <text:p text:style-name="Text_20_body"/>
        <text:section text:style-name="Sect1" text:name=":16o">
          <text:p text:style-name="P2">Hi Harry Li,<text:line-break/><text:line-break/>Your cloud recording is now available.<text:line-break/><text:line-break/>Topic: SP21: CMPE-242 Sec 01 - Embedded HW Design<text:line-break/><text:span text:style-name="T1">Date: Mar 8, 2021 02:58 PM Pacific Time (US and Canada)</text:span><text:line-break/> <text:line-break/><text:line-break/>Copy the link below to share this recording with viewers:<text:line-break/><text:a xlink:type="simple" xlink:href="https://sjsu.zoom.us/rec/share/LnpDij_e8mc5oCSnm3z8Is3sWNRNEFgFzbwG_MQnCyen6ie1JJ4omdN3tJZwr2Bl.U7SM3kebTDzkVOTz" office:target-frame-name="_blank" xlink:show="new" text:style-name="Internet_20_link" text:visited-style-name="Visited_20_Internet_20_Link">https://sjsu.zoom.us/rec/</text:a> Passcode: t8qSV=%i <text:line-break/><text:line-break/><text:line-break/>Thank you for choosing Zoom.<text:line-break/>-The Zoom Team </text:p>
        </text:section>
      </text:section>
      <text:section text:style-name="Sect1" text:name=":16m">
        <table:table table:name="Table36" table:style-name="Table36">
          <table:table-column table:style-name="Table36.A"/>
          <table:table-row>
            <table:table-cell table:style-name="Table36.A1" office:value-type="string">
              <text:p text:style-name="Table_20_Contents"><text:bookmark text:name=":mn_19"/></text:p>
            </table:table-cell>
          </table:table-row>
        </table:table>
      </text:section>
      <text:p text:style-name="P8"/>
      <text:p text:style-name="P10"/>
      <text:p text:style-name="Preformatted_20_Text"/>
      <text:p text:style-name="P8"><text:s/></text:p>
      <text:p text:style-name="P9">PID Controller </text:p>
      <text:h text:style-name="P28" text:outline-level="2"><text:bookmark text:name=":q9"/>Cloud Recording - SP21: CMPE-242 Sec 01 - Embedded HW Design is now available</text:h>
      <text:section text:style-name="Sect1" text:name=":q5">
        <text:p text:style-name="Text_20_body"/>
      </text:section>
      <text:p text:style-name="P3">Inbox</text:p>
      <text:section text:style-name="Sect1" text:name=":pp">
        <text:p text:style-name="P2"><draw:frame draw:style-name="fr1" draw:name="Image9" text:anchor-type="as-char" svg:width="0.3335in" svg:height="0.3335in" draw:z-index="14"><draw:image xlink:href="Pictures/100002010000002000000020E12E0C256CB2798B.png" xlink:type="simple" xlink:show="embed" xlink:actuate="onLoad" loext:mime-type="image/png"/></draw:frame><text:bookmark text:name=":mn_8-e"/>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able:table table:name="Table22" table:style-name="Table22">
                <table:table-column table:style-name="Table22.A"/>
                <table:table-row>
                  <table:table-cell table:style-name="Table22.A1" office:value-type="string">
                    <text:h text:style-name="Heading_20_3" text:outline-level="3">Zoom </text:h>
                  </table:table-cell>
                </table:table-row>
              </table:table>
              <text:p text:style-name="P22"/>
            </table:table-cell>
            <table:table-cell table:style-name="Table21.A1" office:value-type="string">
              <text:p text:style-name="P23"><text:bookmark text:name=":pk"/>Wed, Mar 3, 4:35 PM (5 days ago)</text:p>
            </table:table-cell>
          </table:table-row>
        </table:table>
      </text:section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22"/>
          </table:table-cell>
          <table:table-cell table:style-name="Table23.A1" office:value-type="string">
            <text:p text:style-name="P22"/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Table_20_Contents">to me </text:p>
                  <text:section text:style-name="Sect1" text:name="Section1">
                    <text:p text:style-name="P22"><text:bookmark text:name=":pa"/><draw:frame draw:style-name="fr1" draw:name="Image11" text:anchor-type="as-char" svg:width="0.0161in" svg:height="0.0161in" draw:z-index="15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22"/>
          </table:table-cell>
        </table:table-row>
      </table:table>
      <text:section text:style-name="Sect1" text:name=":po">
        <text:p text:style-name="Text_20_body"/>
      </text:section>
      <text:section text:style-name="Sect1" text:name="Section2">
        <text:p text:style-name="Text_20_body"><text:bookmark text:name=":pb"/></text:p>
      </text:section>
      <text:section text:style-name="Sect1" text:name=":pm">
        <text:p text:style-name="Text_20_body"/>
        <text:section text:style-name="Sect1" text:name=":pn">
          <text:p text:style-name="P2"><text:soft-page-break/>Hi Harry Li,<text:line-break/><text:line-break/>Your cloud recording is now available.<text:line-break/><text:line-break/>Topic: SP21: CMPE-242 Sec 01 - Embedded HW Design<text:line-break/>Date: Mar 3, 2021 02:58 PM Pacific Time (US and Canada)<text:line-break/> <text:line-break/><text:line-break/>Copy the link below to share this recording with viewers:<text:line-break/><text:a xlink:type="simple" xlink:href="https://sjsu.zoom.us/rec/share/XvxxbHUbuV9MgcL-enppxtw2KRuwsbzvqDnuk-aw-kaut2FDpacTUdEA_YmVoLJP.hJcWrqwASMYCeNYx" office:target-frame-name="_blank" xlink:show="new" text:style-name="Internet_20_link" text:visited-style-name="Visited_20_Internet_20_Link">https://sjsu.zoom.us/rec/</text:a> Passcode: ?1Eu595f <text:line-break/><text:line-break/><text:line-break/>Thank you for choosing Zoom.<text:line-break/>-The Zoom Team </text:p>
        </text:section>
      </text:section>
      <text:p text:style-name="P8"/>
      <text:p text:style-name="Preformatted_20_Text"/>
      <text:p text:style-name="P8">PID Controller</text:p>
      <text:p text:style-name="P8"/>
      <text:h text:style-name="P28" text:outline-level="2"><text:bookmark text:name=":1dx"/>Cloud Recording - SP21: CMPE-242 Sec 01 - Embedded HW Design is now available</text:h>
      <text:section text:style-name="Sect1" text:name=":1dt">
        <text:p text:style-name="Text_20_body"/>
      </text:section>
      <text:p text:style-name="P3">Inbox</text:p>
      <text:section text:style-name="Sect1" text:name=":17y">
        <text:p text:style-name="P2"><draw:frame draw:style-name="fr1" draw:name="Image12" text:anchor-type="as-char" svg:width="0.3335in" svg:height="0.3335in" draw:z-index="16"><draw:image xlink:href="Pictures/100002010000002000000020E12E0C256CB2798B.png" xlink:type="simple" xlink:show="embed" xlink:actuate="onLoad" loext:mime-type="image/png"/></draw:frame><text:bookmark text:name=":mn_10-e"/></text:p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able:table table:name="Table27" table:style-name="Table27">
                <table:table-column table:style-name="Table27.A"/>
                <table:table-row>
                  <table:table-cell table:style-name="Table27.A1" office:value-type="string">
                    <text:h text:style-name="Heading_20_3" text:outline-level="3">Zoom &lt;no-reply@zoom.us&gt; </text:h>
                  </table:table-cell>
                </table:table-row>
              </table:table>
              <text:p text:style-name="P22"/>
            </table:table-cell>
            <table:table-cell table:style-name="Table26.A1" office:value-type="string">
              <text:p text:style-name="Table_20_Contents"><text:bookmark text:name=":182"/>Mon, Mar 1, 5:42 PM (7 days ago)</text:p>
            </table:table-cell>
          </table:table-row>
        </table:table>
      </text:section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22"/>
          </table:table-cell>
          <table:table-cell table:style-name="Table28.A1" office:value-type="string">
            <text:p text:style-name="P22"/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Table_20_Contents">to me </text:p>
                  <text:section text:style-name="Sect1" text:name=":18f">
                    <text:p text:style-name="P22"><draw:frame draw:style-name="fr1" draw:name="Image13" text:anchor-type="as-char" svg:width="0.0161in" svg:height="0.0161in" draw:z-index="17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22"/>
          </table:table-cell>
        </table:table-row>
      </table:table>
      <text:section text:style-name="Sect1" text:name=":19z">
        <text:p text:style-name="Text_20_body"/>
      </text:section>
      <text:section text:style-name="Sect1" text:name=":18e">
        <text:p text:style-name="Text_20_body"/>
      </text:section>
      <text:section text:style-name="Sect1" text:name=":180">
        <text:p text:style-name="Text_20_body"/>
        <text:section text:style-name="Sect1" text:name=":17z">
          <text:p text:style-name="P2">Hi Harry Li,<text:line-break/><text:line-break/>Your cloud recording is now available.<text:line-break/><text:line-break/>Topic: SP21: CMPE-242 Sec 01 - Embedded HW Design<text:line-break/>Date: Mar 1, 2021 02:58 PM Pacific Time (US and Canada)<text:line-break/> <text:line-break/><text:line-break/>Copy the link below to share this recording with viewers:<text:line-break/><text:a xlink:type="simple" xlink:href="https://sjsu.zoom.us/rec/share/ji7AOj59wkV2ZRub2JUGzYrqtkIMcOSr1el3pcmTypqmPIMyHLgBIv2hNaVCIwC6.FaVCzlZQWkeKEPca" office:target-frame-name="_blank" xlink:show="new" text:style-name="Internet_20_link" text:visited-style-name="Visited_20_Internet_20_Link">https://sjsu.zoom.us/rec/</text:a> Passcode: ??RK20hf <text:line-break/><text:line-break/><text:soft-page-break/><text:line-break/>Thank you for choosing Zoom.<text:line-break/>-The Zoom Team </text:p>
        </text:section>
      </text:section>
      <text:p text:style-name="P8"/>
      <text:p text:style-name="Preformatted_20_Text"/>
      <text:p text:style-name="Preformatted_20_Text"/>
      <text:p text:style-name="P11">Device Drivers</text:p>
      <text:p text:style-name="P11"/>
      <text:h text:style-name="P29" text:outline-level="2"><text:bookmark text:name=":180"/>Cloud Recording - SP21: CMPE-242 Sec 01 - Embedded HW Design is now available</text:h>
      <text:section text:style-name="Sect1" text:name=":184">
        <text:p text:style-name="Text_20_body"/>
      </text:section>
      <text:p text:style-name="P3">Inbox</text:p>
      <text:section text:style-name="Sect1" text:name=":18k">
        <text:p text:style-name="P2"><draw:frame draw:style-name="fr1" draw:name="Image14" text:anchor-type="as-char" svg:width="0.3335in" svg:height="0.3335in" draw:z-index="30"><draw:image xlink:href="Pictures/100002010000002000000020E12E0C256CB2798B.png" xlink:type="simple" xlink:show="embed" xlink:actuate="onLoad" loext:mime-type="image/png"/></draw:frame><text:bookmark text:name=":mn_1-e"/></text:p>
        <table:table table:name="Table37" table:style-name="Table37">
          <table:table-column table:style-name="Table37.A"/>
          <table:table-column table:style-name="Table37.B"/>
          <table:table-row>
            <table:table-cell table:style-name="Table37.A1" office:value-type="string">
              <table:table table:name="Table38" table:style-name="Table38">
                <table:table-column table:style-name="Table38.A"/>
                <table:table-row>
                  <table:table-cell table:style-name="Table38.A1" office:value-type="string">
                    <text:h text:style-name="Heading_20_3" text:outline-level="3">Zoom &lt;no-reply@zoom.us&gt; </text:h>
                  </table:table-cell>
                </table:table-row>
              </table:table>
              <text:p text:style-name="P22"/>
            </table:table-cell>
            <table:table-cell table:style-name="Table37.A1" office:value-type="string">
              <text:p text:style-name="Table_20_Contents"><text:bookmark text:name=":18p"/>Wed, Feb 24, 4:47 PM</text:p>
            </table:table-cell>
          </table:table-row>
        </table:table>
      </text:section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P22"/>
          </table:table-cell>
          <table:table-cell table:style-name="Table39.A1" office:value-type="string">
            <text:p text:style-name="P22"/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Table_20_Contents">to me </text:p>
                  <text:section text:style-name="Sect1" text:name=":18z">
                    <text:p text:style-name="P22"><draw:frame draw:style-name="fr1" draw:name="Image15" text:anchor-type="as-char" svg:width="0.0161in" svg:height="0.0161in" draw:z-index="31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22"/>
          </table:table-cell>
        </table:table-row>
      </table:table>
      <text:section text:style-name="Sect1" text:name=":18l">
        <text:p text:style-name="Text_20_body"/>
      </text:section>
      <text:section text:style-name="Sect1" text:name=":18y">
        <text:p text:style-name="Text_20_body"/>
      </text:section>
      <text:section text:style-name="Sect1" text:name=":18n">
        <text:p text:style-name="Text_20_body"/>
        <text:section text:style-name="Sect1" text:name="Section3">
          <text:p text:style-name="P2"><text:bookmark text:name=":18m"/>Hi Harry Li,<text:line-break/><text:line-break/>Your cloud recording is now available.<text:line-break/><text:line-break/>Topic: SP21: CMPE-242 Sec 01 - Embedded HW Design<text:line-break/>Date: Feb 24, 2021 02:59 PM Pacific Time (US and Canada)<text:line-break/> <text:line-break/>Copy the link below to share this recording with viewers:<text:line-break/><text:a xlink:type="simple" xlink:href="https://sjsu.zoom.us/rec/share/c-qozOhzM_thAu9uUS_9tLYu_QbaK772xplVLXuiGICoQweUALNmTgZqkNQp3RJk.D2pfgUldW16j-ajJ" office:target-frame-name="_blank" xlink:show="new" text:style-name="Internet_20_link" text:visited-style-name="Visited_20_Internet_20_Link">https://sjsu.zoom.us/rec/</text:a> Passcode: P@%ix%2. <text:line-break/><text:line-break/><text:line-break/>Thank you for choosing Zoom.<text:line-break/>-The Zoom Team </text:p>
        </text:section>
      </text:section>
      <text:p text:style-name="P11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6">Device Drivers</text:p>
      <text:p text:style-name="P6"/>
      <text:h text:style-name="P27" text:outline-level="2"><text:bookmark text:name=":1an"/><text:soft-page-break/>Cloud Recording - SP21: CMPE-242 Sec 01 - Embedded HW Design is now available</text:h>
      <text:section text:style-name="Sect1" text:name=":1bw">
        <text:p text:style-name="Text_20_body"/>
      </text:section>
      <text:p text:style-name="P3">Inbox</text:p>
      <text:section text:style-name="Sect1" text:name=":1ag">
        <text:p text:style-name="P2"><draw:frame draw:style-name="fr1" draw:name=":l9" text:anchor-type="as-char" svg:width="0.3335in" svg:height="0.3335in" draw:z-index="18"><draw:image xlink:href="Pictures/100002010000002000000020E12E0C256CB2798B.png" xlink:type="simple" xlink:show="embed" xlink:actuate="onLoad" loext:mime-type="image/png"/></draw:frame><text:bookmark text:name=":l9_11-e"/></text:p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able:table table:name="Table12" table:style-name="Table12">
                <table:table-column table:style-name="Table12.A"/>
                <table:table-row>
                  <table:table-cell table:style-name="Table12.A1" office:value-type="string">
                    <text:h text:style-name="Heading_20_3" text:outline-level="3">Zoom &lt;no-reply@zoom.us&gt; </text:h>
                  </table:table-cell>
                </table:table-row>
              </table:table>
              <text:p text:style-name="P22"/>
            </table:table-cell>
            <table:table-cell table:style-name="Table11.A1" office:value-type="string">
              <text:p text:style-name="Table_20_Contents"><text:bookmark text:name=":1ab"/>Mon, Feb 22, 4:43 PM (1 day ago)</text:p>
            </table:table-cell>
          </table:table-row>
        </table:table>
      </text:section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2"/>
          </table:table-cell>
          <table:table-cell table:style-name="Table13.A1" office:value-type="string">
            <text:p text:style-name="P22"/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24">to me </text:p>
                  <text:section text:style-name="Sect1" text:name=":1bi">
                    <text:p text:style-name="P22"><draw:frame draw:style-name="fr1" draw:name="Image17" text:anchor-type="as-char" svg:width="0.0161in" svg:height="0.0161in" draw:z-index="19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22"/>
          </table:table-cell>
        </table:table-row>
      </table:table>
      <text:section text:style-name="Sect1" text:name=":1af">
        <text:p text:style-name="Text_20_body"/>
      </text:section>
      <text:section text:style-name="Sect1" text:name=":1bj">
        <text:p text:style-name="Text_20_body"/>
      </text:section>
      <text:section text:style-name="Sect1" text:name=":1ad">
        <text:p text:style-name="Text_20_body"/>
        <text:section text:style-name="Sect1" text:name=":1ae">
          <text:p text:style-name="P2"><text:s/><text:line-break/>Your cloud recording is now available.<text:line-break/><text:line-break/>Topic: SP21: CMPE-242 Sec 01 - Embedded HW Design<text:line-break/>Date: Feb 22, 2021 02:55 PM Pacific Time (US and Canada)<text:line-break/> <text:line-break/><text:line-break/>Copy the link below to share this recording with viewers:<text:line-break/><text:a xlink:type="simple" xlink:href="https://sjsu.zoom.us/rec/share/Bv_GHtFOe5qlJHwUc_HpYGLxa4SI6Ijk8j9TcBunOuW4jFX6KD16oodoPP1oGRv0.d_zRb72ugF_bHcog" office:target-frame-name="_blank" xlink:show="new" text:style-name="Internet_20_link" text:visited-style-name="Visited_20_Internet_20_Link">https://sjsu.zoom.us/rec/</text:a> Passcode: uSB.k@N5 <text:line-break/><text:line-break/><text:line-break/>Thank you for choosing Zoom.<text:line-break/>-The Zoom Team </text:p>
        </text:section>
      </text:section>
      <text:p text:style-name="P7"/>
      <text:p text:style-name="P7"/>
      <text:p text:style-name="P7"/>
      <text:p text:style-name="P7"/>
      <text:p text:style-name="P6">GPP and Device Drivers</text:p>
      <text:p text:style-name="P6"/>
      <text:h text:style-name="P27" text:outline-level="2"><text:bookmark text:name=":1ax"/>Cloud Recording - SP21: CMPE-242 Sec 01 - Embedded HW Design is now available</text:h>
      <text:section text:style-name="Sect1" text:name=":1b3">
        <text:p text:style-name="Text_20_body"/>
      </text:section>
      <text:p text:style-name="P3">Inbox</text:p>
      <text:section text:style-name="Sect1" text:name=":1ap">
        <text:p text:style-name="P2"><draw:frame draw:style-name="fr1" draw:name="Image22" text:anchor-type="as-char" svg:width="0.3335in" svg:height="0.3335in" draw:z-index="28"><draw:image xlink:href="Pictures/100002010000002000000020E12E0C256CB2798B.png" xlink:type="simple" xlink:show="embed" xlink:actuate="onLoad" loext:mime-type="image/png"/></draw:frame><text:bookmark text:name=":l9_13-e"/></text:p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able:table table:name="Table17" table:style-name="Table17">
                <table:table-column table:style-name="Table17.A"/>
                <table:table-row>
                  <table:table-cell table:style-name="Table17.A1" office:value-type="string">
                    <text:h text:style-name="Heading_20_3" text:outline-level="3">Zoom &lt;no-reply@zoom.us&gt; </text:h>
                  </table:table-cell>
                </table:table-row>
              </table:table>
              <text:p text:style-name="P22"/>
            </table:table-cell>
            <table:table-cell table:style-name="Table16.A1" office:value-type="string">
              <text:p text:style-name="Table_20_Contents"><text:bookmark text:name=":1bo"/>Wed, Feb 17, 4:47 PM (6 days ago)</text:p>
            </table:table-cell>
          </table:table-row>
        </table:table>
      </text:section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2"/>
          </table:table-cell>
          <table:table-cell table:style-name="Table18.A1" office:value-type="string">
            <text:p text:style-name="P22"/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24">to me </text:p>
                  <text:section text:style-name="Sect1" text:name=":1bh">
                    <text:p text:style-name="P22"><draw:frame draw:style-name="fr1" draw:name="Image27" text:anchor-type="as-char" svg:width="0.0161in" svg:height="0.0161in" draw:z-index="29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22"/>
          </table:table-cell>
        </table:table-row>
      </table:table>
      <text:section text:style-name="Sect1" text:name=":1aq">
        <text:p text:style-name="Text_20_body"><text:soft-page-break/></text:p>
      </text:section>
      <text:section text:style-name="Sect1" text:name=":1bg">
        <text:p text:style-name="Text_20_body"/>
      </text:section>
      <text:section text:style-name="Sect1" text:name=":1c5">
        <text:section text:style-name="Sect1" text:name=":1c4">
          <text:p text:style-name="P2"><text:s/><text:line-break/>Your cloud recording is now available.<text:line-break/><text:line-break/>Topic: SP21: CMPE-242 Sec 01 - Embedded HW Design<text:line-break/>Date: Feb 17, 2021 02:56 PM Pacific Time (US and Canada)<text:line-break/> <text:line-break/><text:line-break/>Share recording with viewers:<text:line-break/><text:a xlink:type="simple" xlink:href="https://sjsu.zoom.us/rec/share/oDNS1Itoz-zd7uXr09f2dyIBdAdXJ8NFL_9bgE4HP4xg1eHNIX4j4NDYFqjNF0tY._v0unKhAhQ__W8Ne" office:target-frame-name="_blank" xlink:show="new" text:style-name="Internet_20_link" text:visited-style-name="Visited_20_Internet_20_Link">https://sjsu.zoom.us/rec/</text:a> Passcode: f@.5c9+Z <text:line-break/><text:line-break/><text:line-break/>Thank you for choosing Zoom.<text:line-break/>-The Zoom Team </text:p>
        </text:section>
      </text:section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GPP and Device Drivers </text:p>
      <text:p text:style-name="P4"/>
      <text:p text:style-name="P1">Hi Harry Li,<text:line-break/><text:line-break/>Your cloud recording is now available.<text:line-break/><text:line-break/>Topic: SP21: CMPE-242 Sec 01 - Embedded HW Design<text:line-break/>Date: Feb 15, 2021 02:54 PM Pacific Time (US and Canada)<text:line-break/><text:line-break/><text:line-break/><text:line-break/>Share recording with viewers:<text:line-break/><text:a xlink:type="simple" xlink:href="https://sjsu.zoom.us/rec/share/RG3rKAJJcneWyZofq08t7K2ofIboNWMlJZqaUSqTVof2BAu796YZD-uR9VWv6MF1.jxxPRJSwkbkp1wdM" office:target-frame-name="_blank" xlink:show="new" text:style-name="Internet_20_link" text:visited-style-name="Visited_20_Internet_20_Link">https://sjsu.zoom.us/rec/</text:a> Passcode: +89W@%tG <text:line-break/><text:line-break/><text:line-break/>Thank you for choosing Zoom.<text:line-break/>-The Zoom Team </text:p>
      <text:p text:style-name="P4"/>
      <text:p text:style-name="P4"/>
      <text:p text:style-name="P5">==============================================</text:p>
      <text:p text:style-name="P4"/>
      <text:p text:style-name="P4"/>
      <text:h text:style-name="P26" text:outline-level="2"><text:soft-page-break/>Bring up the board, hello the world and GPIO testing</text:h>
      <text:h text:style-name="P25" text:outline-level="2"><text:bookmark text:name=":15e"/>Cloud Recording - SP21: CMPE-242 Sec 01 - Embedded HW Design is now available</text:h>
      <text:section text:style-name="Sect1" text:name=":15i">
        <text:p text:style-name="Text_20_body"/>
      </text:section>
      <text:p text:style-name="P3">Inbox</text:p>
      <text:section text:style-name="Sect1" text:name=":15y">
        <text:p text:style-name="P2"><draw:frame draw:style-name="fr1" draw:name=":1p" text:anchor-type="as-char" svg:width="0.3335in" svg:height="0.3335in" draw:z-index="20"><draw:image xlink:href="Pictures/100002010000002000000020E12E0C256CB2798B.png" xlink:type="simple" xlink:show="embed" xlink:actuate="onLoad" loext:mime-type="image/png"/></draw:frame><text:bookmark text:name=":1p_9-e"/></text:p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able:table table:name="Table7" table:style-name="Table7">
                <table:table-column table:style-name="Table7.A"/>
                <table:table-row>
                  <table:table-cell table:style-name="Table7.A1" office:value-type="string">
                    <text:h text:style-name="Heading_20_3" text:outline-level="3">Zoom &lt;no-reply@zoom.us&gt; </text:h>
                  </table:table-cell>
                </table:table-row>
              </table:table>
              <text:p text:style-name="P22"/>
            </table:table-cell>
            <table:table-cell table:style-name="Table6.A1" office:value-type="string">
              <text:p text:style-name="Table_20_Contents"><text:bookmark text:name=":163"/>Wed, Feb 10, 4:31 PM (4 days ago)</text:p>
            </table:table-cell>
          </table:table-row>
        </table:table>
      </text:section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2"/>
          </table:table-cell>
          <table:table-cell table:style-name="Table8.A1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24">to me </text:p>
                  <text:section text:style-name="Sect1" text:name=":16d">
                    <text:p text:style-name="P22"><draw:frame draw:style-name="fr1" draw:name="Image28" text:anchor-type="as-char" svg:width="0.0161in" svg:height="0.0161in" draw:z-index="21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22"/>
          </table:table-cell>
        </table:table-row>
      </table:table>
      <text:section text:style-name="Sect1" text:name=":15z">
        <text:p text:style-name="Text_20_body"/>
      </text:section>
      <text:section text:style-name="Sect1" text:name=":16c">
        <text:p text:style-name="Text_20_body"/>
      </text:section>
      <text:section text:style-name="Sect1" text:name=":161">
        <text:p text:style-name="Text_20_body"/>
        <text:section text:style-name="Sect1" text:name=":160">
          <text:p text:style-name="P2">Hi Harry Li,<text:line-break/><text:line-break/>Your cloud recording is now available.<text:line-break/><text:line-break/>Topic: SP21: CMPE-242 Sec 01 - Embedded HW Design<text:line-break/>Date: Feb 10, 2021 02:51 PM Pacific Time (US and Canada)<text:line-break/> <text:line-break/>Share recording with viewers:<text:line-break/><text:a xlink:type="simple" xlink:href="https://sjsu.zoom.us/rec/share/IMnSajIOYZYrcCEQ3bPLETpDUqxBiiJXgqYKhQ3UWWt84AM1MVL2oc9apTPvXSse.H_7UI0afWu-1XAsb" office:target-frame-name="_blank" xlink:show="new" text:style-name="Internet_20_link" text:visited-style-name="Visited_20_Internet_20_Link">https://sjsu.zoom.us/rec/</text:a> Passcode: JZ@bK*v8 <text:line-break/><text:line-break/><text:line-break/>Thank you for choosing Zoom.<text:line-break/>-The Zoom Team </text:p>
        </text:section>
      </text:section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Lecture on Target Platform and Bill of Material </text:p>
      <text:p text:style-name="P4"/>
      <text:p text:style-name="P1"><draw:frame draw:style-name="fr1" draw:name="Image29" text:anchor-type="as-char" svg:width="0.3335in" svg:height="0.3335in" draw:z-index="0"><draw:image xlink:href="Pictures/100002010000002000000020E12E0C256CB2798B.png" xlink:type="simple" xlink:show="embed" xlink:actuate="onLoad" loext:mime-type="image/png"/></draw:frame><text:bookmark text:name=":l9_19-e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h text:style-name="Heading_20_3" text:outline-level="3">Zoom &lt;no-reply@zoom.us&gt; </text:h>
                </table:table-cell>
              </table:table-row>
            </table:table>
            <text:p text:style-name="P22"/>
          </table:table-cell>
          <table:table-cell table:style-name="Table1.A1" office:value-type="string">
            <text:p text:style-name="Table_20_Contents"><text:bookmark text:name=":sp"/>Mon, Feb 8, 4:46 PM (23 hours ago)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P22"/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24">to me </text:p>
                  <text:section text:style-name="Sect1" text:name=":pa">
                    <text:p text:style-name="P22"><draw:frame draw:style-name="fr1" draw:name="Image30" text:anchor-type="as-char" svg:width="0.0161in" svg:height="0.0161in" draw:z-index="1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22"/>
          </table:table-cell>
        </table:table-row>
      </table:table>
      <text:section text:style-name="Sect1" text:name=":mv">
        <text:p text:style-name="Text_20_body"/>
      </text:section>
      <text:section text:style-name="Sect1" text:name=":pb">
        <text:p text:style-name="Text_20_body"/>
      </text:section>
      <text:section text:style-name="Sect1" text:name=":nz">
        <text:p text:style-name="Text_20_body"/>
        <text:section text:style-name="Sect1" text:name=":o0">
          <text:p text:style-name="P2">Hi Harry Li,<text:line-break/><text:line-break/>Your cloud recording is now available.<text:line-break/><text:line-break/>Topic: SP21: CMPE-242 Sec 01 - Embedded HW Design<text:line-break/>Date: Feb 8, 2021 02:47 PM Pacific Time (US and Canada)<text:line-break/><text:line-break/>Share recording with viewers:<text:line-break/><text:a xlink:type="simple" xlink:href="https://sjsu.zoom.us/rec/share/tVDv8DtDtjrUENTcmO_3fF3ab94QjShi4R7HYCdpMu6v8fT0m9ziMFRjj47zyYZG.ThHIvcHcxmPVsN8b" office:target-frame-name="_blank" xlink:show="new" text:style-name="Internet_20_link" text:visited-style-name="Visited_20_Internet_20_Link">https://sjsu.zoom.us/rec/</text:a> Passcode: 51LB+dtM <text:line-break/><text:line-break/><text:line-break/>Thank you for choosing Zoom.<text:line-break/>-The Zoom Team </text:p>
        </text:section>
      </text:section>
      <text:p text:style-name="P4"/>
      <text:p text:style-name="Preformatted_20_Text"/>
      <text:p text:style-name="Preformatted_20_Text"/>
      <text:p text:style-name="Preformatted_20_Text"/>
      <text:p text:style-name="P4">Lecture on Target Platform </text:p>
      <text:p text:style-name="Preformatted_20_Text">Zoom &lt;no-reply@zoom.us&gt;</text:p>
      <text:p text:style-name="Preformatted_20_Text"><text:tab/></text:p>
      <text:p text:style-name="Preformatted_20_Text">Wed, Feb 3, 4:51 PM (2 days ago)</text:p>
      <text:p text:style-name="Preformatted_20_Text"><text:tab/></text:p>
      <text:p text:style-name="Preformatted_20_Text"><text:s/></text:p>
      <text:p text:style-name="Preformatted_20_Text"/>
      <text:p text:style-name="Preformatted_20_Text">Your cloud recording is now available.</text:p>
      <text:p text:style-name="Preformatted_20_Text"/>
      <text:p text:style-name="Preformatted_20_Text">Topic: SP21: CMPE-242 Sec 01 - Embedded HW Design</text:p>
      <text:p text:style-name="Preformatted_20_Text">Date: Feb 3, 2021 02:52 PM Pacific Time (US and Canada)</text:p>
      <text:p text:style-name="Preformatted_20_Text"/>
      <text:p text:style-name="Preformatted_20_Text"/>
      <text:p text:style-name="Preformatted_20_Text">Share recording with viewers:</text:p>
      <text:p text:style-name="Preformatted_20_Text">https://sjsu.zoom.us/rec/share/TO0s80xbikL_ofddoVDrGBdlUiMobz-V-WEk_EBrThF5mgeXMceD3KIIV0CjoFoO.6XSinjwvctuY_AXU Passcode: 9hU#6#&amp;2</text:p>
      <text:p text:style-name="Preformatted_20_Text"/>
      <text:p text:style-name="Preformatted_20_Text"><text:soft-page-break/></text:p>
      <text:p text:style-name="Preformatted_20_Text">Thank you for choosing Zoo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5T21:33:45.747920271</dc:date>
    <meta:editing-duration>PT7H44M35S</meta:editing-duration>
    <meta:editing-cycles>21</meta:editing-cycles>
    <meta:generator>LibreOffice/6.0.7.3$Linux_X86_64 LibreOffice_project/00m0$Build-3</meta:generator>
    <meta:document-statistic meta:table-count="111" meta:image-count="44" meta:object-count="0" meta:page-count="19" meta:paragraph-count="214" meta:word-count="1838" meta:character-count="10993" meta:non-whitespace-character-count="9058"/>
  </office:meta>
</office:document-meta>
</file>